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weight="bold" officeooo:rsid="06dff1f5" officeooo:paragraph-rsid="0adc4939" style:font-weight-asian="bold" style:font-weight-complex="bold"/>
    </style:style>
    <style:style style:name="P2" style:family="paragraph" style:parent-style-name="Standard">
      <style:text-properties style:font-name="Sans-serif" fo:font-weight="bold" officeooo:rsid="06d76c3a" officeooo:paragraph-rsid="0ae126f8" style:font-weight-asian="bold" style:font-weight-complex="bold"/>
    </style:style>
    <style:style style:name="P3" style:family="paragraph" style:parent-style-name="Standard">
      <style:text-properties style:font-name="Sans-serif" fo:font-weight="bold" officeooo:rsid="070693ee" officeooo:paragraph-rsid="08683026" style:font-weight-asian="bold" style:font-weight-complex="bold"/>
    </style:style>
    <style:style style:name="P4" style:family="paragraph" style:parent-style-name="Standard">
      <style:text-properties style:font-name="Sans-serif" fo:font-weight="bold" officeooo:rsid="0732101a" officeooo:paragraph-rsid="0804f8c8" style:font-weight-asian="bold" style:font-weight-complex="bold"/>
    </style:style>
    <style:style style:name="P5" style:family="paragraph" style:parent-style-name="Standard">
      <style:text-properties style:font-name="Sans-serif" fo:font-weight="bold" officeooo:rsid="0732101a" officeooo:paragraph-rsid="096f94d5" style:font-weight-asian="bold" style:font-weight-complex="bold"/>
    </style:style>
    <style:style style:name="P6" style:family="paragraph" style:parent-style-name="Standard">
      <style:text-properties style:font-name="Sans-serif" fo:font-weight="bold" officeooo:rsid="077070cb" officeooo:paragraph-rsid="0adc4939" style:font-weight-asian="bold" style:font-weight-complex="bold"/>
    </style:style>
    <style:style style:name="P7" style:family="paragraph" style:parent-style-name="Standard">
      <style:text-properties style:font-name="Sans-serif" fo:font-weight="bold" officeooo:rsid="077070cb" officeooo:paragraph-rsid="0ae35a48" style:font-weight-asian="bold" style:font-weight-complex="bold"/>
    </style:style>
    <style:style style:name="P8" style:family="paragraph" style:parent-style-name="Standard">
      <style:text-properties style:font-name="Sans-serif" fo:font-weight="bold" officeooo:rsid="087dfff2" officeooo:paragraph-rsid="0add5d00" style:font-weight-asian="bold" style:font-weight-complex="bold"/>
    </style:style>
    <style:style style:name="P9" style:family="paragraph" style:parent-style-name="Standard">
      <style:text-properties style:font-name="Sans-serif" fo:font-weight="bold" officeooo:rsid="09718b1f" officeooo:paragraph-rsid="09718b1f" style:font-weight-asian="bold" style:font-weight-complex="bold"/>
    </style:style>
    <style:style style:name="P10" style:family="paragraph" style:parent-style-name="Standard">
      <style:text-properties style:font-name="Sans-serif" fo:font-weight="bold" officeooo:rsid="099674cc" officeooo:paragraph-rsid="0ae126f8" style:font-weight-asian="bold" style:font-weight-complex="bold"/>
    </style:style>
    <style:style style:name="P11" style:family="paragraph" style:parent-style-name="Standard">
      <style:text-properties style:font-name="Sans-serif" fo:font-weight="bold" officeooo:rsid="099674cc" officeooo:paragraph-rsid="0b19ff77" style:font-weight-asian="bold" style:font-weight-complex="bold"/>
    </style:style>
    <style:style style:name="P12" style:family="paragraph" style:parent-style-name="Standard">
      <style:text-properties style:font-name="Sans-serif" fo:font-weight="bold" officeooo:rsid="099c19a4" officeooo:paragraph-rsid="0b19ff77" style:font-weight-asian="bold" style:font-weight-complex="bold"/>
    </style:style>
    <style:style style:name="P13" style:family="paragraph" style:parent-style-name="Standard">
      <style:text-properties style:font-name="Sans-serif" fo:font-weight="bold" officeooo:rsid="099f344a" officeooo:paragraph-rsid="0b19ff77" style:font-weight-asian="bold" style:font-weight-complex="bold"/>
    </style:style>
    <style:style style:name="P14" style:family="paragraph" style:parent-style-name="Standard">
      <style:text-properties style:font-name="Sans-serif" fo:font-weight="bold" officeooo:rsid="0ae9781d" officeooo:paragraph-rsid="0af57d2f" style:font-weight-asian="bold" style:font-weight-complex="bold"/>
    </style:style>
    <style:style style:name="P15" style:family="paragraph" style:parent-style-name="Standard">
      <style:text-properties style:font-name="Sans-serif" fo:font-weight="bold" officeooo:rsid="0ae9781d" officeooo:paragraph-rsid="0af6c9b7" style:font-weight-asian="bold" style:font-weight-complex="bold"/>
    </style:style>
    <style:style style:name="P16" style:family="paragraph" style:parent-style-name="Standard">
      <style:text-properties style:font-name="Sans-serif" fo:font-weight="bold" officeooo:rsid="0ae9781d" officeooo:paragraph-rsid="0b1146ea" style:font-weight-asian="bold" style:font-weight-complex="bold"/>
    </style:style>
    <style:style style:name="P17" style:family="paragraph" style:parent-style-name="Standard">
      <style:text-properties style:font-name="Sans-serif" fo:font-weight="bold" officeooo:rsid="0afdcd1d" officeooo:paragraph-rsid="0afdcd1d" style:font-weight-asian="bold" style:font-weight-complex="bold"/>
    </style:style>
    <style:style style:name="P18" style:family="paragraph" style:parent-style-name="Standard">
      <style:text-properties style:font-name="Sans-serif" fo:font-size="9pt" fo:font-weight="normal" officeooo:rsid="0880bbfa" officeooo:paragraph-rsid="0add5d00" style:font-size-asian="9pt" style:font-weight-asian="normal" style:font-size-complex="9pt" style:font-weight-complex="normal"/>
    </style:style>
    <style:style style:name="P19"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20" style:family="paragraph" style:parent-style-name="Standard">
      <style:text-properties style:font-name="Sans-serif" fo:font-size="9pt" fo:font-weight="normal" officeooo:rsid="0880bbfa" officeooo:paragraph-rsid="0ad59d2c" style:font-size-asian="9pt" style:font-weight-asian="normal" style:font-size-complex="9pt" style:font-weight-complex="normal"/>
    </style:style>
    <style:style style:name="P21" style:family="paragraph" style:parent-style-name="Standard">
      <style:text-properties style:font-name="Sans-serif" fo:font-size="9pt" fo:font-weight="normal" officeooo:rsid="0805b45c" officeooo:paragraph-rsid="0804f8c8" style:font-size-asian="9pt" style:font-weight-asian="normal" style:font-size-complex="9pt" style:font-weight-complex="normal"/>
    </style:style>
    <style:style style:name="P22"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23" style:family="paragraph" style:parent-style-name="Standard">
      <style:text-properties style:font-name="Sans-serif" fo:font-size="9pt" fo:font-weight="normal" officeooo:rsid="07fc5146" officeooo:paragraph-rsid="0ae126f8" style:font-size-asian="9pt" style:font-weight-asian="normal" style:font-size-complex="9pt" style:font-weight-complex="normal"/>
    </style:style>
    <style:style style:name="P24" style:family="paragraph" style:parent-style-name="Standard">
      <style:text-properties style:font-name="Sans-serif" fo:font-size="9pt" fo:font-style="normal" fo:font-weight="normal" officeooo:rsid="0af06519" officeooo:paragraph-rsid="0af57d2f" style:font-size-asian="9pt" style:font-style-asian="normal" style:font-weight-asian="normal" style:font-size-complex="9pt" style:font-style-complex="normal" style:font-weight-complex="normal"/>
    </style:style>
    <style:style style:name="P25" style:family="paragraph" style:parent-style-name="Standard">
      <style:text-properties style:font-name="Sans-serif" fo:font-size="9pt" fo:font-style="normal" fo:font-weight="normal" officeooo:rsid="0af50c52" officeooo:paragraph-rsid="0af57d2f"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normal" fo:font-weight="normal" officeooo:rsid="0afa39cb" officeooo:paragraph-rsid="0af6c9b7" style:font-size-asian="9pt" style:font-style-asian="normal" style:font-weight-asian="normal" style:font-size-complex="9pt" style:font-style-complex="normal" style:font-weight-complex="normal"/>
    </style:style>
    <style:style style:name="P27" style:family="paragraph" style:parent-style-name="Standard">
      <style:text-properties style:font-name="Sans-serif" fo:font-weight="normal" officeooo:rsid="0ab0d59d" officeooo:paragraph-rsid="0ab5e2b8" style:font-weight-asian="normal" style:font-weight-complex="normal"/>
    </style:style>
    <style:style style:name="P28" style:family="paragraph" style:parent-style-name="Standard">
      <style:text-properties style:font-name="Sans-serif" fo:font-weight="normal" officeooo:rsid="06dff1f5" officeooo:paragraph-rsid="0adc4939" style:font-weight-asian="normal" style:font-weight-complex="normal"/>
    </style:style>
    <style:style style:name="P29" style:family="paragraph" style:parent-style-name="Standard">
      <style:text-properties style:font-name="Sans-serif" fo:font-weight="normal" officeooo:rsid="06d76c3a" officeooo:paragraph-rsid="06d76c3a" style:font-weight-asian="normal" style:font-weight-complex="normal"/>
    </style:style>
    <style:style style:name="P30" style:family="paragraph" style:parent-style-name="Standard">
      <style:text-properties style:font-name="Sans-serif" fo:font-weight="normal" officeooo:rsid="06d76c3a" officeooo:paragraph-rsid="0ae126f8" style:font-weight-asian="normal" style:font-weight-complex="normal"/>
    </style:style>
    <style:style style:name="P31" style:family="paragraph" style:parent-style-name="Standard">
      <style:text-properties style:font-name="Sans-serif" fo:font-weight="normal" officeooo:rsid="099d7b13" officeooo:paragraph-rsid="0ae126f8" style:font-weight-asian="normal" style:font-weight-complex="normal"/>
    </style:style>
    <style:style style:name="P32" style:family="paragraph" style:parent-style-name="Standard">
      <style:text-properties style:font-name="Sans-serif" fo:font-weight="normal" officeooo:rsid="099c19a4" officeooo:paragraph-rsid="0b19ff77" style:font-weight-asian="normal" style:font-weight-complex="normal"/>
    </style:style>
    <style:style style:name="P33" style:family="paragraph" style:parent-style-name="Standard">
      <style:text-properties style:font-name="Sans-serif" fo:font-weight="normal" officeooo:rsid="06f66ded" officeooo:paragraph-rsid="08186c64" style:font-weight-asian="normal" style:font-weight-complex="normal"/>
    </style:style>
    <style:style style:name="P34" style:family="paragraph" style:parent-style-name="Standard">
      <style:text-properties style:font-name="Sans-serif" fo:font-weight="normal" officeooo:rsid="06f66ded" officeooo:paragraph-rsid="07146ed0" style:font-weight-asian="normal" style:font-weight-complex="normal"/>
    </style:style>
    <style:style style:name="P35" style:family="paragraph" style:parent-style-name="Standard">
      <style:text-properties style:font-name="Sans-serif" fo:font-weight="normal" officeooo:rsid="081ab357" officeooo:paragraph-rsid="081ab357" style:font-weight-asian="normal" style:font-weight-complex="normal"/>
    </style:style>
    <style:style style:name="P36" style:family="paragraph" style:parent-style-name="Standard">
      <style:text-properties style:font-name="Sans-serif" officeooo:paragraph-rsid="081ab357"/>
    </style:style>
    <style:style style:name="P37" style:family="paragraph" style:parent-style-name="Standard">
      <style:text-properties style:font-name="Sans-serif" fo:font-style="normal" fo:font-weight="normal" officeooo:rsid="06e60e0f" officeooo:paragraph-rsid="09a266a6" style:font-style-asian="normal" style:font-weight-asian="normal" style:font-style-complex="normal" style:font-weight-complex="normal"/>
    </style:style>
    <style:style style:name="P38"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normal" fo:font-weight="normal" officeooo:rsid="0ace56f9" officeooo:paragraph-rsid="0b16b4eb" style:font-size-asian="9pt" style:font-style-asian="normal" style:font-weight-asian="normal" style:font-size-complex="9pt" style:font-style-complex="normal" style:font-weight-complex="normal"/>
    </style:style>
    <style:style style:name="P3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9ff77" style:font-weight-asian="bold" style:font-weight-complex="bold"/>
    </style:style>
    <style:style style:name="P4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15378a" style:font-weight-asian="bold" style:font-weight-complex="bold"/>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15378a" style:font-weight-asian="bold" style:font-weight-complex="bold"/>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2bdc99"/>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4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0abe06ec" style:font-weight-asian="bold"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b2f9c24" officeooo:paragraph-rsid="0b2f9c24" style:font-weight-asian="bold" style:font-weight-complex="bold"/>
    </style:style>
    <style:style style:name="P58"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6b4eb" style:font-weight-asian="bold" style:font-weight-complex="bold"/>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b8887ce" officeooo:paragraph-rsid="0b8887ce" style:font-weight-asian="bold" style:font-weight-complex="bold"/>
    </style:style>
    <style:style style:name="P6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62" style:family="paragraph" style:parent-style-name="Standard">
      <style:text-properties fo:font-weight="normal" officeooo:rsid="0b348f6b" officeooo:paragraph-rsid="0b348f6b" style:font-weight-asian="normal" style:font-weight-complex="normal"/>
    </style:style>
    <style:style style:name="P63" style:family="paragraph" style:parent-style-name="Standard">
      <style:text-properties fo:font-weight="normal" officeooo:rsid="0b35ee8f" officeooo:paragraph-rsid="0b3caf70" style:font-weight-asian="normal" style:font-weight-complex="normal"/>
    </style:style>
    <style:style style:name="P64" style:family="paragraph" style:parent-style-name="Standard">
      <style:text-properties style:font-name="Sans-serif" fo:font-weight="normal" officeooo:rsid="06f66ded" officeooo:paragraph-rsid="0b949266" style:font-weight-asian="normal" style:font-weight-complex="normal"/>
    </style:style>
    <style:style style:name="P65" style:family="paragraph" style:parent-style-name="Standard">
      <style:text-properties style:font-name="Sans-serif" fo:font-weight="normal" officeooo:rsid="081ab357" officeooo:paragraph-rsid="0b949266" style:font-weight-asian="normal" style:font-weight-complex="normal"/>
    </style:style>
    <style:style style:name="P66" style:family="paragraph" style:parent-style-name="Standard">
      <style:text-properties style:font-name="Sans-serif" fo:font-weight="bold" officeooo:rsid="06dff1f5" officeooo:paragraph-rsid="0adc4939" style:font-weight-asian="bold" style:font-weight-complex="bold"/>
    </style:style>
    <style:style style:name="P67" style:family="paragraph" style:parent-style-name="Standard">
      <style:text-properties style:font-name="Sans-serif" fo:font-weight="bold" officeooo:rsid="06d76c3a" officeooo:paragraph-rsid="0ab5e2b8" style:font-weight-asian="bold" style:font-weight-complex="bold"/>
    </style:style>
    <style:style style:name="P68" style:family="paragraph" style:parent-style-name="Standard">
      <style:text-properties style:font-name="Sans-serif" fo:font-weight="bold" officeooo:rsid="0b32ea1e" officeooo:paragraph-rsid="0b334395" style:font-weight-asian="bold" style:font-weight-complex="bold"/>
    </style:style>
    <style:style style:name="P69" style:family="paragraph" style:parent-style-name="Standard">
      <style:text-properties style:font-name="Sans-serif" fo:font-weight="bold" officeooo:rsid="0af6c9b7" officeooo:paragraph-rsid="0b687119" style:font-weight-asian="bold" style:font-weight-complex="bold"/>
    </style:style>
    <style:style style:name="P70" style:family="paragraph" style:parent-style-name="Standard">
      <style:text-properties style:font-name="Sans-serif" fo:font-weight="bold" officeooo:rsid="087dfff2" officeooo:paragraph-rsid="0b7510ec" style:font-weight-asian="bold" style:font-weight-complex="bold"/>
    </style:style>
    <style:style style:name="P71" style:family="paragraph" style:parent-style-name="Standard">
      <style:text-properties style:font-name="Sans-serif" fo:font-weight="bold" officeooo:rsid="099c19a4" officeooo:paragraph-rsid="0b886f18" style:font-weight-asian="bold" style:font-weight-complex="bold"/>
    </style:style>
    <style:style style:name="P72"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73" style:family="paragraph" style:parent-style-name="Standard">
      <style:text-properties style:font-name="Sans-serif" fo:font-size="9pt" fo:font-weight="bold" officeooo:rsid="077070cb" officeooo:paragraph-rsid="0b55b417" style:font-size-asian="9pt" style:font-weight-asian="bold" style:font-size-complex="9pt" style:font-weight-complex="bold"/>
    </style:style>
    <style:style style:name="P74" style:family="paragraph" style:parent-style-name="Standard">
      <style:text-properties style:font-name="Sans-serif" officeooo:paragraph-rsid="0b949266"/>
    </style:style>
    <style:style style:name="P75" style:family="paragraph" style:parent-style-name="Standard">
      <style:text-properties officeooo:rsid="06d76c3a" officeooo:paragraph-rsid="0ab5e2b8"/>
    </style:style>
    <style:style style:name="P76" style:family="paragraph" style:parent-style-name="Standard">
      <style:text-properties officeooo:rsid="06d76c3a" officeooo:paragraph-rsid="0b6a5b4c"/>
    </style:style>
    <style:style style:name="P77" style:family="paragraph" style:parent-style-name="Standard" style:list-style-name="L2" style:master-page-name="">
      <loext:graphic-properties draw:fill="none"/>
      <style:paragraph-properties fo:margin-left="0.25in" fo:margin-right="0in" fo:text-indent="-0.25in" style:auto-text-indent="false" style:page-number="auto"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8" style:family="paragraph" style:parent-style-name="Standard" style:list-style-name="L2">
      <loext:graphic-properties draw:fill="none"/>
      <style:paragraph-properties fo:margin-left="0.25in" fo:margin-right="0in"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9" style:family="paragraph" style:parent-style-name="Standard" style:list-style-name="L2">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80"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81"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f66ded" officeooo:paragraph-rsid="0b949266" style:font-weight-asian="bold" style:font-weight-complex="bold"/>
    </style:style>
    <style:style style:name="P8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949266" style:font-weight-asian="bold" style:font-weight-complex="bold"/>
    </style:style>
    <style:style style:name="P83"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949266"/>
    </style:style>
    <style:style style:name="P8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949266" style:font-weight-asian="bold" style:font-weight-complex="bold"/>
    </style:style>
    <style:style style:name="P85"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6f66ded" style:font-weight-asian="bold" style:font-weight-complex="bold"/>
    </style:style>
    <style:style style:name="T3" style:family="text">
      <style:text-properties fo:font-weight="bold" officeooo:rsid="087dff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27a31ad" style:font-weight-asian="normal" style:font-weight-complex="normal"/>
    </style:style>
    <style:style style:name="T6" style:family="text">
      <style:text-properties fo:font-weight="normal" officeooo:rsid="027c085d" style:font-weight-asian="normal" style:font-weight-complex="normal"/>
    </style:style>
    <style:style style:name="T7" style:family="text">
      <style:text-properties fo:font-weight="normal" officeooo:rsid="0278b763" style:font-weight-asian="normal" style:font-weight-complex="normal"/>
    </style:style>
    <style:style style:name="T8" style:family="text">
      <style:text-properties fo:font-weight="normal" officeooo:rsid="02c417ad" style:font-weight-asian="normal" style:font-weight-complex="normal"/>
    </style:style>
    <style:style style:name="T9" style:family="text">
      <style:text-properties fo:font-weight="normal" officeooo:rsid="027a1814" style:font-weight-asian="normal" style:font-weight-complex="normal"/>
    </style:style>
    <style:style style:name="T10" style:family="text">
      <style:text-properties fo:font-weight="normal" officeooo:rsid="028c29cb" style:font-weight-asian="normal" style:font-weight-complex="normal"/>
    </style:style>
    <style:style style:name="T11" style:family="text">
      <style:text-properties fo:font-weight="normal" officeooo:rsid="0317d397" style:font-weight-asian="normal" style:font-weight-complex="normal"/>
    </style:style>
    <style:style style:name="T12" style:family="text">
      <style:text-properties fo:font-weight="normal" officeooo:rsid="03fa0180" style:font-weight-asian="normal" style:font-weight-complex="normal"/>
    </style:style>
    <style:style style:name="T13" style:family="text">
      <style:text-properties fo:font-weight="normal" officeooo:rsid="028a678f" style:font-weight-asian="normal" style:font-weight-complex="normal"/>
    </style:style>
    <style:style style:name="T14" style:family="text">
      <style:text-properties fo:font-weight="normal" officeooo:rsid="028aaa5c" style:font-weight-asian="normal" style:font-weight-complex="normal"/>
    </style:style>
    <style:style style:name="T15" style:family="text">
      <style:text-properties fo:font-weight="normal" officeooo:rsid="027dfbc3" style:font-weight-asian="normal" style:font-weight-complex="normal"/>
    </style:style>
    <style:style style:name="T16" style:family="text">
      <style:text-properties fo:font-weight="normal" officeooo:rsid="0280e20c" style:font-weight-asian="normal" style:font-weight-complex="normal"/>
    </style:style>
    <style:style style:name="T17" style:family="text">
      <style:text-properties fo:font-weight="normal" officeooo:rsid="05452289" style:font-weight-asian="normal" style:font-weight-complex="normal"/>
    </style:style>
    <style:style style:name="T18" style:family="text">
      <style:text-properties fo:font-weight="normal" officeooo:rsid="05486375" style:font-weight-asian="normal" style:font-weight-complex="normal"/>
    </style:style>
    <style:style style:name="T19" style:family="text">
      <style:text-properties fo:font-weight="normal" officeooo:rsid="0699c527" style:font-weight-asian="normal" style:font-weight-complex="normal"/>
    </style:style>
    <style:style style:name="T20" style:family="text">
      <style:text-properties fo:font-weight="normal" officeooo:rsid="069a0868" style:font-weight-asian="normal" style:font-weight-complex="normal"/>
    </style:style>
    <style:style style:name="T21" style:family="text">
      <style:text-properties fo:font-weight="normal" officeooo:rsid="06dbb1a1" style:font-weight-asian="normal" style:font-weight-complex="normal"/>
    </style:style>
    <style:style style:name="T22" style:family="text">
      <style:text-properties fo:font-weight="normal" officeooo:rsid="06de3436" style:font-weight-asian="normal" style:font-weight-complex="normal"/>
    </style:style>
    <style:style style:name="T23" style:family="text">
      <style:text-properties fo:font-weight="normal" officeooo:rsid="06dff1f5" style:font-weight-asian="normal" style:font-weight-complex="normal"/>
    </style:style>
    <style:style style:name="T24" style:family="text">
      <style:text-properties fo:font-weight="normal" officeooo:rsid="06e285cd" style:font-weight-asian="normal" style:font-weight-complex="normal"/>
    </style:style>
    <style:style style:name="T25" style:family="text">
      <style:text-properties fo:font-weight="normal" officeooo:rsid="06e451c6" style:font-weight-asian="normal" style:font-weight-complex="normal"/>
    </style:style>
    <style:style style:name="T26" style:family="text">
      <style:text-properties fo:font-weight="normal" officeooo:rsid="06e50a70" style:font-weight-asian="normal" style:font-weight-complex="normal"/>
    </style:style>
    <style:style style:name="T27" style:family="text">
      <style:text-properties fo:font-weight="normal" officeooo:rsid="06ec7be7" style:font-weight-asian="normal" style:font-weight-complex="normal"/>
    </style:style>
    <style:style style:name="T28" style:family="text">
      <style:text-properties fo:font-weight="normal" officeooo:rsid="06ee4788" style:font-weight-asian="normal" style:font-weight-complex="normal"/>
    </style:style>
    <style:style style:name="T29" style:family="text">
      <style:text-properties fo:font-weight="normal" officeooo:rsid="06f66ded" style:font-weight-asian="normal" style:font-weight-complex="normal"/>
    </style:style>
    <style:style style:name="T30" style:family="text">
      <style:text-properties fo:font-weight="normal" officeooo:rsid="0707c051" style:font-weight-asian="normal" style:font-weight-complex="normal"/>
    </style:style>
    <style:style style:name="T31" style:family="text">
      <style:text-properties fo:font-weight="normal" officeooo:rsid="0733225e" style:font-weight-asian="normal" style:font-weight-complex="normal"/>
    </style:style>
    <style:style style:name="T32" style:family="text">
      <style:text-properties fo:font-weight="normal" officeooo:rsid="0734e510" style:font-weight-asian="normal" style:font-weight-complex="normal"/>
    </style:style>
    <style:style style:name="T33" style:family="text">
      <style:text-properties fo:font-weight="normal" officeooo:rsid="075aa9fe" style:font-weight-asian="normal" style:font-weight-complex="normal"/>
    </style:style>
    <style:style style:name="T34" style:family="text">
      <style:text-properties fo:font-weight="normal" officeooo:rsid="077070cb" style:font-weight-asian="normal" style:font-weight-complex="normal"/>
    </style:style>
    <style:style style:name="T35" style:family="text">
      <style:text-properties fo:font-weight="normal" officeooo:rsid="07fa9853" style:font-weight-asian="normal" style:font-weight-complex="normal"/>
    </style:style>
    <style:style style:name="T36" style:family="text">
      <style:text-properties fo:font-weight="normal" officeooo:rsid="07fceba0" style:font-weight-asian="normal" style:font-weight-complex="normal"/>
    </style:style>
    <style:style style:name="T37" style:family="text">
      <style:text-properties fo:font-weight="normal" officeooo:rsid="08216afc" style:font-weight-asian="normal" style:font-weight-complex="normal"/>
    </style:style>
    <style:style style:name="T38" style:family="text">
      <style:text-properties fo:font-weight="normal" officeooo:rsid="0824da02" style:font-weight-asian="normal" style:font-weight-complex="normal"/>
    </style:style>
    <style:style style:name="T39" style:family="text">
      <style:text-properties fo:font-weight="normal" officeooo:rsid="0860322e" style:font-weight-asian="normal" style:font-weight-complex="normal"/>
    </style:style>
    <style:style style:name="T40" style:family="text">
      <style:text-properties fo:font-weight="normal" officeooo:rsid="086b5bfb" style:font-weight-asian="normal" style:font-weight-complex="normal"/>
    </style:style>
    <style:style style:name="T41" style:family="text">
      <style:text-properties fo:font-weight="normal" officeooo:rsid="0880861a" style:font-weight-asian="normal" style:font-weight-complex="normal"/>
    </style:style>
    <style:style style:name="T42" style:family="text">
      <style:text-properties fo:font-weight="normal" officeooo:rsid="0817cf13" style:font-weight-asian="normal" style:font-weight-complex="normal"/>
    </style:style>
    <style:style style:name="T43" style:family="text">
      <style:text-properties fo:font-weight="normal" officeooo:rsid="08186c64" style:font-weight-asian="normal" style:font-weight-complex="normal"/>
    </style:style>
    <style:style style:name="T44" style:family="text">
      <style:text-properties fo:font-weight="normal" officeooo:rsid="081d0265" style:font-weight-asian="normal" style:font-weight-complex="normal"/>
    </style:style>
    <style:style style:name="T45" style:family="text">
      <style:text-properties fo:font-weight="normal" officeooo:rsid="081ab357" style:font-weight-asian="normal" style:font-weight-complex="normal"/>
    </style:style>
    <style:style style:name="T46" style:family="text">
      <style:text-properties fo:font-weight="normal" officeooo:rsid="081e4097" style:font-weight-asian="normal" style:font-weight-complex="normal"/>
    </style:style>
    <style:style style:name="T47" style:family="text">
      <style:text-properties fo:font-weight="normal" officeooo:rsid="082ae97e" style:font-weight-asian="normal" style:font-weight-complex="normal"/>
    </style:style>
    <style:style style:name="T48" style:family="text">
      <style:text-properties fo:font-weight="normal" officeooo:rsid="082a1ecd" style:font-weight-asian="normal" style:font-weight-complex="normal"/>
    </style:style>
    <style:style style:name="T49" style:family="text">
      <style:text-properties fo:font-weight="normal" officeooo:rsid="09341ec6" style:font-weight-asian="normal" style:font-weight-complex="normal"/>
    </style:style>
    <style:style style:name="T50" style:family="text">
      <style:text-properties fo:font-weight="normal" officeooo:rsid="0951c0c9" style:font-weight-asian="normal" style:font-weight-complex="normal"/>
    </style:style>
    <style:style style:name="T51" style:family="text">
      <style:text-properties fo:font-weight="normal" officeooo:rsid="0953ec25" style:font-weight-asian="normal" style:font-weight-complex="normal"/>
    </style:style>
    <style:style style:name="T52" style:family="text">
      <style:text-properties fo:font-weight="normal" officeooo:rsid="0997e212" style:font-weight-asian="normal" style:font-weight-complex="normal"/>
    </style:style>
    <style:style style:name="T53" style:family="text">
      <style:text-properties fo:font-weight="normal" officeooo:rsid="099c19a4" style:font-weight-asian="normal" style:font-weight-complex="normal"/>
    </style:style>
    <style:style style:name="T54" style:family="text">
      <style:text-properties fo:font-weight="normal" officeooo:rsid="06e54f5c" style:font-weight-asian="normal" style:font-weight-complex="normal"/>
    </style:style>
    <style:style style:name="T55" style:family="text">
      <style:text-properties fo:font-weight="normal" officeooo:rsid="09a2e35c" style:font-weight-asian="normal" style:font-weight-complex="normal"/>
    </style:style>
    <style:style style:name="T56" style:family="text">
      <style:text-properties fo:font-weight="normal" officeooo:rsid="09ac6697" style:font-weight-asian="normal" style:font-weight-complex="normal"/>
    </style:style>
    <style:style style:name="T57" style:family="text">
      <style:text-properties fo:font-weight="normal" officeooo:rsid="09cafdb9" style:font-weight-asian="normal" style:font-weight-complex="normal"/>
    </style:style>
    <style:style style:name="T58" style:family="text">
      <style:text-properties fo:font-weight="normal" officeooo:rsid="0ab28ee4" style:font-weight-asian="normal" style:font-weight-complex="normal"/>
    </style:style>
    <style:style style:name="T59" style:family="text">
      <style:text-properties fo:font-weight="normal" officeooo:rsid="0ab29301" style:font-weight-asian="normal" style:font-weight-complex="normal"/>
    </style:style>
    <style:style style:name="T60" style:family="text">
      <style:text-properties fo:font-weight="normal" officeooo:rsid="0aba5f19" style:font-weight-asian="normal" style:font-weight-complex="normal"/>
    </style:style>
    <style:style style:name="T61" style:family="text">
      <style:text-properties fo:font-weight="normal" officeooo:rsid="06d76c3a" style:font-weight-asian="normal" style:font-weight-complex="normal"/>
    </style:style>
    <style:style style:name="T62" style:family="text">
      <style:text-properties fo:font-weight="normal" officeooo:rsid="0abf804a" style:font-weight-asian="normal" style:font-weight-complex="normal"/>
    </style:style>
    <style:style style:name="T63" style:family="text">
      <style:text-properties fo:font-weight="normal" officeooo:rsid="0ad22882" style:font-weight-asian="normal" style:font-weight-complex="normal"/>
    </style:style>
    <style:style style:name="T64" style:family="text">
      <style:text-properties fo:font-weight="normal" officeooo:rsid="0ad38ad9" style:font-weight-asian="normal" style:font-weight-complex="normal"/>
    </style:style>
    <style:style style:name="T65" style:family="text">
      <style:text-properties fo:font-weight="normal" officeooo:rsid="0adcec30" style:font-weight-asian="normal" style:font-weight-complex="normal"/>
    </style:style>
    <style:style style:name="T66" style:family="text">
      <style:text-properties fo:font-weight="normal" officeooo:rsid="0ade38ed" style:font-weight-asian="normal" style:font-weight-complex="normal"/>
    </style:style>
    <style:style style:name="T67" style:family="text">
      <style:text-properties fo:font-weight="normal" officeooo:rsid="0ae38167" style:font-weight-asian="normal" style:font-weight-complex="normal"/>
    </style:style>
    <style:style style:name="T68" style:family="text">
      <style:text-properties fo:font-weight="normal" officeooo:rsid="0ae42245" style:font-weight-asian="normal" style:font-weight-complex="normal"/>
    </style:style>
    <style:style style:name="T69" style:family="text">
      <style:text-properties fo:font-weight="normal" officeooo:rsid="0ae65966" style:font-weight-asian="normal" style:font-weight-complex="normal"/>
    </style:style>
    <style:style style:name="T70" style:family="text">
      <style:text-properties fo:font-weight="normal" officeooo:rsid="0ae68653" style:font-weight-asian="normal" style:font-weight-complex="normal"/>
    </style:style>
    <style:style style:name="T71" style:family="text">
      <style:text-properties fo:font-weight="normal" officeooo:rsid="0b1c08b6" style:font-weight-asian="normal" style:font-weight-complex="normal"/>
    </style:style>
    <style:style style:name="T72" style:family="text">
      <style:text-properties fo:font-weight="normal" officeooo:rsid="0b1c6187" style:font-weight-asian="normal" style:font-weight-complex="normal"/>
    </style:style>
    <style:style style:name="T73" style:family="text">
      <style:text-properties fo:font-weight="normal" officeooo:rsid="0b4d6043" style:font-weight-asian="normal" style:font-weight-complex="normal"/>
    </style:style>
    <style:style style:name="T74" style:family="text">
      <style:text-properties fo:font-weight="normal" officeooo:rsid="0b4e566e" style:font-weight-asian="normal" style:font-weight-complex="normal"/>
    </style:style>
    <style:style style:name="T75" style:family="text">
      <style:text-properties fo:font-weight="normal" officeooo:rsid="078a4f7f" style:font-weight-asian="normal" style:font-weight-complex="normal"/>
    </style:style>
    <style:style style:name="T76" style:family="text">
      <style:text-properties fo:font-weight="normal" officeooo:rsid="09376041" style:font-weight-asian="normal" style:font-weight-complex="normal"/>
    </style:style>
    <style:style style:name="T77" style:family="text">
      <style:text-properties fo:font-weight="normal" officeooo:rsid="076cbfaa" style:font-weight-asian="normal" style:font-weight-complex="normal"/>
    </style:style>
    <style:style style:name="T78" style:family="text">
      <style:text-properties fo:font-weight="normal" officeooo:rsid="0771f9c5" style:font-weight-asian="normal" style:font-weight-complex="normal"/>
    </style:style>
    <style:style style:name="T79" style:family="text">
      <style:text-properties fo:font-weight="normal" officeooo:rsid="082aad2e" style:font-weight-asian="normal" style:font-weight-complex="normal"/>
    </style:style>
    <style:style style:name="T80" style:family="text">
      <style:text-properties fo:font-weight="normal" officeooo:rsid="0b51e14d" style:font-weight-asian="normal" style:font-weight-complex="normal"/>
    </style:style>
    <style:style style:name="T81" style:family="text">
      <style:text-properties fo:font-weight="normal" officeooo:rsid="0b50ebe3" style:font-weight-asian="normal" style:font-weight-complex="normal"/>
    </style:style>
    <style:style style:name="T82" style:family="text">
      <style:text-properties fo:font-weight="normal" officeooo:rsid="0b6d22fc" style:font-weight-asian="normal" style:font-weight-complex="normal"/>
    </style:style>
    <style:style style:name="T83" style:family="text">
      <style:text-properties fo:font-weight="normal" officeooo:rsid="0b7510ec" style:font-weight-asian="normal" style:font-weight-complex="normal"/>
    </style:style>
    <style:style style:name="T84" style:family="text">
      <style:text-properties fo:font-weight="normal" officeooo:rsid="0b766078" style:font-weight-asian="normal" style:font-weight-complex="normal"/>
    </style:style>
    <style:style style:name="T85" style:family="text">
      <style:text-properties fo:font-weight="normal" officeooo:rsid="0b7879e9" style:font-weight-asian="normal" style:font-weight-complex="normal"/>
    </style:style>
    <style:style style:name="T86" style:family="text">
      <style:text-properties fo:font-weight="normal" officeooo:rsid="0b796ae4" style:font-weight-asian="normal" style:font-weight-complex="normal"/>
    </style:style>
    <style:style style:name="T87" style:family="text">
      <style:text-properties fo:font-weight="normal" officeooo:rsid="0b7acf72" style:font-weight-asian="normal" style:font-weight-complex="normal"/>
    </style:style>
    <style:style style:name="T88" style:family="text">
      <style:text-properties fo:font-weight="normal" officeooo:rsid="0b8a45cf" style:font-weight-asian="normal" style:font-weight-complex="normal"/>
    </style:style>
    <style:style style:name="T89" style:family="text">
      <style:text-properties fo:font-weight="normal" officeooo:rsid="0b8beb29" style:font-weight-asian="normal" style:font-weight-complex="normal"/>
    </style:style>
    <style:style style:name="T90" style:family="text">
      <style:text-properties fo:font-weight="normal" officeooo:rsid="0b8cd074" style:font-weight-asian="normal" style:font-weight-complex="normal"/>
    </style:style>
    <style:style style:name="T91" style:family="text">
      <style:text-properties fo:font-weight="normal" officeooo:rsid="0b8e5cc6" style:font-weight-asian="normal" style:font-weight-complex="normal"/>
    </style:style>
    <style:style style:name="T92" style:family="text">
      <style:text-properties fo:font-weight="normal" officeooo:rsid="0b8e806c" style:font-weight-asian="normal" style:font-weight-complex="normal"/>
    </style:style>
    <style:style style:name="T93" style:family="text">
      <style:text-properties fo:font-weight="normal" officeooo:rsid="0b8f9dca" style:font-weight-asian="normal" style:font-weight-complex="normal"/>
    </style:style>
    <style:style style:name="T94" style:family="text">
      <style:text-properties fo:font-weight="normal" officeooo:rsid="0b91232f" style:font-weight-asian="normal" style:font-weight-complex="normal"/>
    </style:style>
    <style:style style:name="T95" style:family="text">
      <style:text-properties fo:font-weight="normal" officeooo:rsid="0b931332" style:font-weight-asian="normal" style:font-weight-complex="normal"/>
    </style:style>
    <style:style style:name="T96" style:family="text">
      <style:text-properties fo:font-weight="normal" officeooo:rsid="0b957cbf" style:font-weight-asian="normal" style:font-weight-complex="normal"/>
    </style:style>
    <style:style style:name="T97" style:family="text">
      <style:text-properties fo:font-style="italic" fo:font-weight="normal" officeooo:rsid="022da1e3" style:font-style-asian="italic" style:font-weight-asian="normal" style:font-style-complex="italic" style:font-weight-complex="normal"/>
    </style:style>
    <style:style style:name="T98" style:family="text">
      <style:text-properties fo:font-style="italic" fo:font-weight="normal" officeooo:rsid="06dbb1a1" style:font-style-asian="italic" style:font-weight-asian="normal" style:font-style-complex="italic" style:font-weight-complex="normal"/>
    </style:style>
    <style:style style:name="T99" style:family="text">
      <style:text-properties fo:font-style="italic" fo:font-weight="normal" officeooo:rsid="06e60e0f" style:font-style-asian="italic" style:font-weight-asian="normal" style:font-style-complex="italic" style:font-weight-complex="normal"/>
    </style:style>
    <style:style style:name="T100" style:family="text">
      <style:text-properties fo:font-style="italic" fo:font-weight="normal" officeooo:rsid="081ab357" style:font-style-asian="italic" style:font-weight-asian="normal" style:font-style-complex="italic" style:font-weight-complex="normal"/>
    </style:style>
    <style:style style:name="T101" style:family="text">
      <style:text-properties fo:font-style="italic" fo:font-weight="normal" officeooo:rsid="0939cfe6" style:font-style-asian="italic" style:font-weight-asian="normal" style:font-style-complex="italic" style:font-weight-complex="normal"/>
    </style:style>
    <style:style style:name="T102" style:family="text">
      <style:text-properties fo:font-style="italic" fo:font-weight="normal" officeooo:rsid="06e54f5c" style:font-style-asian="italic" style:font-weight-asian="normal" style:font-style-complex="italic" style:font-weight-complex="normal"/>
    </style:style>
    <style:style style:name="T103" style:family="text">
      <style:text-properties fo:font-style="italic" fo:font-weight="normal" officeooo:rsid="0b957cbf"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22da1e3" style:font-style-asian="normal" style:font-style-complex="normal"/>
    </style:style>
    <style:style style:name="T106" style:family="text">
      <style:text-properties fo:font-style="normal" officeooo:rsid="027a31ad" style:font-style-asian="normal" style:font-style-complex="normal"/>
    </style:style>
    <style:style style:name="T107" style:family="text">
      <style:text-properties fo:font-style="normal" officeooo:rsid="027b4658" style:font-style-asian="normal" style:font-style-complex="normal"/>
    </style:style>
    <style:style style:name="T108" style:family="text">
      <style:text-properties fo:font-style="normal" officeooo:rsid="0278b763" style:font-style-asian="normal" style:font-style-complex="normal"/>
    </style:style>
    <style:style style:name="T109" style:family="text">
      <style:text-properties fo:font-style="normal" officeooo:rsid="0291b3ef" style:font-style-asian="normal" style:font-style-complex="normal"/>
    </style:style>
    <style:style style:name="T110" style:family="text">
      <style:text-properties fo:font-style="normal" officeooo:rsid="028b168c" style:font-style-asian="normal" style:font-style-complex="normal"/>
    </style:style>
    <style:style style:name="T111" style:family="text">
      <style:text-properties fo:font-style="normal" officeooo:rsid="06a0b570" style:font-style-asian="normal" style:font-style-complex="normal"/>
    </style:style>
    <style:style style:name="T112" style:family="text">
      <style:text-properties fo:font-style="normal" officeooo:rsid="06a0cdc4" style:font-style-asian="normal" style:font-style-complex="normal"/>
    </style:style>
    <style:style style:name="T113" style:family="text">
      <style:text-properties fo:font-style="normal" officeooo:rsid="06a10196" style:font-style-asian="normal" style:font-style-complex="normal"/>
    </style:style>
    <style:style style:name="T114" style:family="text">
      <style:text-properties fo:font-style="normal" officeooo:rsid="0b5a5c7f"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2721a9d" style:font-style-asian="normal" style:font-weight-asian="normal" style:font-style-complex="normal" style:font-weight-complex="normal"/>
    </style:style>
    <style:style style:name="T117" style:family="text">
      <style:text-properties fo:font-style="normal" fo:font-weight="normal" officeooo:rsid="0272eb10" style:font-style-asian="normal" style:font-weight-asian="normal" style:font-style-complex="normal" style:font-weight-complex="normal"/>
    </style:style>
    <style:style style:name="T118" style:family="text">
      <style:text-properties fo:font-style="normal" fo:font-weight="normal" officeooo:rsid="02754cf5" style:font-style-asian="normal" style:font-weight-asian="normal" style:font-style-complex="normal" style:font-weight-complex="normal"/>
    </style:style>
    <style:style style:name="T119" style:family="text">
      <style:text-properties fo:font-style="normal" fo:font-weight="normal" officeooo:rsid="022da1e3" style:font-style-asian="normal" style:font-weight-asian="normal" style:font-style-complex="normal" style:font-weight-complex="normal"/>
    </style:style>
    <style:style style:name="T120" style:family="text">
      <style:text-properties fo:font-style="normal" fo:font-weight="normal" officeooo:rsid="02772f4c" style:font-style-asian="normal" style:font-weight-asian="normal" style:font-style-complex="normal" style:font-weight-complex="normal"/>
    </style:style>
    <style:style style:name="T121" style:family="text">
      <style:text-properties fo:font-style="normal" fo:font-weight="normal" officeooo:rsid="027a31ad" style:font-style-asian="normal" style:font-weight-asian="normal" style:font-style-complex="normal" style:font-weight-complex="normal"/>
    </style:style>
    <style:style style:name="T122" style:family="text">
      <style:text-properties fo:font-style="normal" fo:font-weight="normal" officeooo:rsid="028667bc" style:font-style-asian="normal" style:font-weight-asian="normal" style:font-style-complex="normal" style:font-weight-complex="normal"/>
    </style:style>
    <style:style style:name="T123" style:family="text">
      <style:text-properties fo:font-style="normal" fo:font-weight="normal" officeooo:rsid="0287db41" style:font-style-asian="normal" style:font-weight-asian="normal" style:font-style-complex="normal" style:font-weight-complex="normal"/>
    </style:style>
    <style:style style:name="T124" style:family="text">
      <style:text-properties fo:font-style="normal" fo:font-weight="normal" officeooo:rsid="0288e2ec" style:font-style-asian="normal" style:font-weight-asian="normal" style:font-style-complex="normal" style:font-weight-complex="normal"/>
    </style:style>
    <style:style style:name="T125" style:family="text">
      <style:text-properties fo:font-style="normal" fo:font-weight="normal" officeooo:rsid="0290c81c" style:font-style-asian="normal" style:font-weight-asian="normal" style:font-style-complex="normal" style:font-weight-complex="normal"/>
    </style:style>
    <style:style style:name="T126" style:family="text">
      <style:text-properties fo:font-style="normal" fo:font-weight="normal" officeooo:rsid="02abdeb6" style:font-style-asian="normal" style:font-weight-asian="normal" style:font-style-complex="normal" style:font-weight-complex="normal"/>
    </style:style>
    <style:style style:name="T127" style:family="text">
      <style:text-properties fo:font-style="normal" fo:font-weight="normal" officeooo:rsid="02af976a" style:font-style-asian="normal" style:font-weight-asian="normal" style:font-style-complex="normal" style:font-weight-complex="normal"/>
    </style:style>
    <style:style style:name="T128" style:family="text">
      <style:text-properties fo:font-style="normal" fo:font-weight="normal" officeooo:rsid="02b0e2e3" style:font-style-asian="normal" style:font-weight-asian="normal" style:font-style-complex="normal" style:font-weight-complex="normal"/>
    </style:style>
    <style:style style:name="T129" style:family="text">
      <style:text-properties fo:font-style="normal" fo:font-weight="normal" officeooo:rsid="02b9acc2" style:font-style-asian="normal" style:font-weight-asian="normal" style:font-style-complex="normal" style:font-weight-complex="normal"/>
    </style:style>
    <style:style style:name="T130" style:family="text">
      <style:text-properties fo:font-style="normal" fo:font-weight="normal" officeooo:rsid="02c16617" style:font-style-asian="normal" style:font-weight-asian="normal" style:font-style-complex="normal" style:font-weight-complex="normal"/>
    </style:style>
    <style:style style:name="T131" style:family="text">
      <style:text-properties fo:font-style="normal" fo:font-weight="normal" officeooo:rsid="02c1ec86" style:font-style-asian="normal" style:font-weight-asian="normal" style:font-style-complex="normal" style:font-weight-complex="normal"/>
    </style:style>
    <style:style style:name="T132" style:family="text">
      <style:text-properties fo:font-style="normal" fo:font-weight="normal" officeooo:rsid="02c38e56" style:font-style-asian="normal" style:font-weight-asian="normal" style:font-style-complex="normal" style:font-weight-complex="normal"/>
    </style:style>
    <style:style style:name="T133" style:family="text">
      <style:text-properties fo:font-style="normal" fo:font-weight="normal" officeooo:rsid="0291b3ef" style:font-style-asian="normal" style:font-weight-asian="normal" style:font-style-complex="normal" style:font-weight-complex="normal"/>
    </style:style>
    <style:style style:name="T134" style:family="text">
      <style:text-properties fo:font-style="normal" fo:font-weight="normal" officeooo:rsid="02d9f5b1" style:font-style-asian="normal" style:font-weight-asian="normal" style:font-style-complex="normal" style:font-weight-complex="normal"/>
    </style:style>
    <style:style style:name="T135" style:family="text">
      <style:text-properties fo:font-style="normal" fo:font-weight="normal" officeooo:rsid="031a80b2" style:font-style-asian="normal" style:font-weight-asian="normal" style:font-style-complex="normal" style:font-weight-complex="normal"/>
    </style:style>
    <style:style style:name="T136" style:family="text">
      <style:text-properties fo:font-style="normal" fo:font-weight="normal" officeooo:rsid="04738d2f" style:font-style-asian="normal" style:font-weight-asian="normal" style:font-style-complex="normal" style:font-weight-complex="normal"/>
    </style:style>
    <style:style style:name="T137" style:family="text">
      <style:text-properties fo:font-style="normal" fo:font-weight="normal" officeooo:rsid="068f367b" style:font-style-asian="normal" style:font-weight-asian="normal" style:font-style-complex="normal" style:font-weight-complex="normal"/>
    </style:style>
    <style:style style:name="T138" style:family="text">
      <style:text-properties fo:font-style="normal" fo:font-weight="normal" officeooo:rsid="0697ec8e" style:font-style-asian="normal" style:font-weight-asian="normal" style:font-style-complex="normal" style:font-weight-complex="normal"/>
    </style:style>
    <style:style style:name="T139" style:family="text">
      <style:text-properties fo:font-style="normal" fo:font-weight="normal" officeooo:rsid="069856db" style:font-style-asian="normal" style:font-weight-asian="normal" style:font-style-complex="normal" style:font-weight-complex="normal"/>
    </style:style>
    <style:style style:name="T140" style:family="text">
      <style:text-properties fo:font-style="normal" fo:font-weight="normal" officeooo:rsid="06995fc3" style:font-style-asian="normal" style:font-weight-asian="normal" style:font-style-complex="normal" style:font-weight-complex="normal"/>
    </style:style>
    <style:style style:name="T141" style:family="text">
      <style:text-properties fo:font-style="normal" fo:font-weight="normal" officeooo:rsid="069d2ce2" style:font-style-asian="normal" style:font-weight-asian="normal" style:font-style-complex="normal" style:font-weight-complex="normal"/>
    </style:style>
    <style:style style:name="T142" style:family="text">
      <style:text-properties fo:font-style="normal" fo:font-weight="normal" officeooo:rsid="069f1f28" style:font-style-asian="normal" style:font-weight-asian="normal" style:font-style-complex="normal" style:font-weight-complex="normal"/>
    </style:style>
    <style:style style:name="T143" style:family="text">
      <style:text-properties fo:font-style="normal" fo:font-weight="normal" officeooo:rsid="06a4f958" style:font-style-asian="normal" style:font-weight-asian="normal" style:font-style-complex="normal" style:font-weight-complex="normal"/>
    </style:style>
    <style:style style:name="T144" style:family="text">
      <style:text-properties fo:font-style="normal" fo:font-weight="normal" officeooo:rsid="06a94589" style:font-style-asian="normal" style:font-weight-asian="normal" style:font-style-complex="normal" style:font-weight-complex="normal"/>
    </style:style>
    <style:style style:name="T145" style:family="text">
      <style:text-properties fo:font-style="normal" fo:font-weight="normal" officeooo:rsid="06b7d12f" style:font-style-asian="normal" style:font-weight-asian="normal" style:font-style-complex="normal" style:font-weight-complex="normal"/>
    </style:style>
    <style:style style:name="T146" style:family="text">
      <style:text-properties fo:font-style="normal" fo:font-weight="normal" officeooo:rsid="06b7e7e8" style:font-style-asian="normal" style:font-weight-asian="normal" style:font-style-complex="normal" style:font-weight-complex="normal"/>
    </style:style>
    <style:style style:name="T147" style:family="text">
      <style:text-properties fo:font-style="normal" fo:font-weight="normal" officeooo:rsid="06dbb1a1" style:font-style-asian="normal" style:font-weight-asian="normal" style:font-style-complex="normal" style:font-weight-complex="normal"/>
    </style:style>
    <style:style style:name="T148" style:family="text">
      <style:text-properties fo:font-style="normal" fo:font-weight="normal" officeooo:rsid="06e60e0f" style:font-style-asian="normal" style:font-weight-asian="normal" style:font-style-complex="normal" style:font-weight-complex="normal"/>
    </style:style>
    <style:style style:name="T149" style:family="text">
      <style:text-properties fo:font-style="normal" fo:font-weight="normal" officeooo:rsid="070b5134" style:font-style-asian="normal" style:font-weight-asian="normal" style:font-style-complex="normal" style:font-weight-complex="normal"/>
    </style:style>
    <style:style style:name="T150" style:family="text">
      <style:text-properties fo:font-style="normal" fo:font-weight="normal" officeooo:rsid="070c489e" style:font-style-asian="normal" style:font-weight-asian="normal" style:font-style-complex="normal" style:font-weight-complex="normal"/>
    </style:style>
    <style:style style:name="T151" style:family="text">
      <style:text-properties fo:font-style="normal" fo:font-weight="normal" officeooo:rsid="081ab357" style:font-style-asian="normal" style:font-weight-asian="normal" style:font-style-complex="normal" style:font-weight-complex="normal"/>
    </style:style>
    <style:style style:name="T152" style:family="text">
      <style:text-properties fo:font-style="normal" fo:font-weight="normal" officeooo:rsid="06e54f5c" style:font-style-asian="normal" style:font-weight-asian="normal" style:font-style-complex="normal" style:font-weight-complex="normal"/>
    </style:style>
    <style:style style:name="T153" style:family="text">
      <style:text-properties fo:font-style="normal" fo:font-weight="normal" officeooo:rsid="09ce6ae1" style:font-style-asian="normal" style:font-weight-asian="normal" style:font-style-complex="normal" style:font-weight-complex="normal"/>
    </style:style>
    <style:style style:name="T154" style:family="text">
      <style:text-properties fo:font-style="normal" fo:font-weight="normal" officeooo:rsid="0abe06ec" style:font-style-asian="normal" style:font-weight-asian="normal" style:font-style-complex="normal" style:font-weight-complex="normal"/>
    </style:style>
    <style:style style:name="T155" style:family="text">
      <style:text-properties fo:font-style="normal" fo:font-weight="normal" officeooo:rsid="0ac2801c" style:font-style-asian="normal" style:font-weight-asian="normal" style:font-style-complex="normal" style:font-weight-complex="normal"/>
    </style:style>
    <style:style style:name="T156" style:family="text">
      <style:text-properties fo:font-style="normal" fo:font-weight="normal" officeooo:rsid="0b2112ad" style:font-style-asian="normal" style:font-weight-asian="normal" style:font-style-complex="normal" style:font-weight-complex="normal"/>
    </style:style>
    <style:style style:name="T157" style:family="text">
      <style:text-properties fo:font-style="normal" fo:font-weight="normal" officeooo:rsid="0b2200d4" style:font-style-asian="normal" style:font-weight-asian="normal" style:font-style-complex="normal" style:font-weight-complex="normal"/>
    </style:style>
    <style:style style:name="T158" style:family="text">
      <style:text-properties fo:font-style="normal" fo:font-weight="normal" officeooo:rsid="0b24f73a" style:font-style-asian="normal" style:font-weight-asian="normal" style:font-style-complex="normal" style:font-weight-complex="normal"/>
    </style:style>
    <style:style style:name="T159" style:family="text">
      <style:text-properties fo:font-style="normal" fo:font-weight="normal" officeooo:rsid="0b2650bc" style:font-style-asian="normal" style:font-weight-asian="normal" style:font-style-complex="normal" style:font-weight-complex="normal"/>
    </style:style>
    <style:style style:name="T160" style:family="text">
      <style:text-properties fo:font-style="normal" fo:font-weight="normal" officeooo:rsid="0b278cd6" style:font-style-asian="normal" style:font-weight-asian="normal" style:font-style-complex="normal" style:font-weight-complex="normal"/>
    </style:style>
    <style:style style:name="T161" style:family="text">
      <style:text-properties fo:font-style="normal" fo:font-weight="normal" officeooo:rsid="0b2c0f43" style:font-style-asian="normal" style:font-weight-asian="normal" style:font-style-complex="normal" style:font-weight-complex="normal"/>
    </style:style>
    <style:style style:name="T162" style:family="text">
      <style:text-properties fo:font-style="normal" fo:font-weight="normal" officeooo:rsid="0b2d6bb5" style:font-style-asian="normal" style:font-weight-asian="normal" style:font-style-complex="normal" style:font-weight-complex="normal"/>
    </style:style>
    <style:style style:name="T163" style:family="text">
      <style:text-properties fo:font-style="normal" fo:font-weight="normal" officeooo:rsid="0b2f9967" style:font-style-asian="normal" style:font-weight-asian="normal" style:font-style-complex="normal" style:font-weight-complex="normal"/>
    </style:style>
    <style:style style:name="T164" style:family="text">
      <style:text-properties fo:font-style="normal" fo:font-weight="normal" officeooo:rsid="0b505724" style:font-style-asian="normal" style:font-weight-asian="normal" style:font-style-complex="normal" style:font-weight-complex="normal"/>
    </style:style>
    <style:style style:name="T165" style:family="text">
      <style:text-properties fo:font-style="normal" fo:font-weight="normal" officeooo:rsid="0b7510ec" style:font-style-asian="normal" style:font-weight-asian="normal" style:font-style-complex="normal" style:font-weight-complex="normal"/>
    </style:style>
    <style:style style:name="T166" style:family="text">
      <style:text-properties fo:font-style="normal" style:text-underline-style="solid" style:text-underline-width="auto" style:text-underline-color="font-color" officeooo:rsid="027a31ad" style:font-style-asian="normal" style:font-style-complex="normal"/>
    </style:style>
    <style:style style:name="T167" style:family="text">
      <style:text-properties officeooo:rsid="06d76c3a"/>
    </style:style>
    <style:style style:name="T168" style:family="text">
      <style:text-properties style:font-name="Sans-serif"/>
    </style:style>
    <style:style style:name="T169" style:family="text">
      <style:text-properties style:font-name="Sans-serif" fo:font-weight="normal" style:font-weight-asian="normal" style:font-weight-complex="normal"/>
    </style:style>
    <style:style style:name="T170" style:family="text">
      <style:text-properties style:font-name="Sans-serif" fo:font-weight="normal" officeooo:rsid="077070cb" style:font-weight-asian="normal" style:font-weight-complex="normal"/>
    </style:style>
    <style:style style:name="T171" style:family="text">
      <style:text-properties style:font-name="Sans-serif" fo:font-weight="normal" officeooo:rsid="098819c9" style:font-weight-asian="normal" style:font-weight-complex="normal"/>
    </style:style>
    <style:style style:name="T172" style:family="text">
      <style:text-properties style:font-name="Sans-serif" fo:font-weight="normal" officeooo:rsid="08235ec5" style:font-weight-asian="normal" style:font-weight-complex="normal"/>
    </style:style>
    <style:style style:name="T173" style:family="text">
      <style:text-properties style:font-name="Sans-serif" fo:font-weight="normal" officeooo:rsid="09367fb4" style:font-weight-asian="normal" style:font-weight-complex="normal"/>
    </style:style>
    <style:style style:name="T174" style:family="text">
      <style:text-properties style:font-name="Sans-serif" fo:font-weight="normal" officeooo:rsid="0771f9c5" style:font-weight-asian="normal" style:font-weight-complex="normal"/>
    </style:style>
    <style:style style:name="T175" style:family="text">
      <style:text-properties style:font-name="Sans-serif" fo:font-weight="normal" officeooo:rsid="085bc3a8" style:font-weight-asian="normal" style:font-weight-complex="normal"/>
    </style:style>
    <style:style style:name="T176" style:family="text">
      <style:text-properties style:font-name="Sans-serif" fo:font-weight="normal" officeooo:rsid="076cbfaa" style:font-weight-asian="normal" style:font-weight-complex="normal"/>
    </style:style>
    <style:style style:name="T177" style:family="text">
      <style:text-properties style:font-name="Sans-serif" fo:font-weight="normal" officeooo:rsid="0782aa9e" style:font-weight-asian="normal" style:font-weight-complex="normal"/>
    </style:style>
    <style:style style:name="T178" style:family="text">
      <style:text-properties style:font-name="Sans-serif" fo:font-weight="normal" officeooo:rsid="08238c6e" style:font-weight-asian="normal" style:font-weight-complex="normal"/>
    </style:style>
    <style:style style:name="T179" style:family="text">
      <style:text-properties style:font-name="Sans-serif" fo:font-weight="normal" officeooo:rsid="085da823" style:font-weight-asian="normal" style:font-weight-complex="normal"/>
    </style:style>
    <style:style style:name="T180" style:family="text">
      <style:text-properties style:font-name="Sans-serif" fo:font-weight="normal" officeooo:rsid="0ab0d59d" style:font-weight-asian="normal" style:font-weight-complex="normal"/>
    </style:style>
    <style:style style:name="T181" style:family="text">
      <style:text-properties style:font-name="Sans-serif" fo:font-weight="normal" officeooo:rsid="0ab6f6a5" style:font-weight-asian="normal" style:font-weight-complex="normal"/>
    </style:style>
    <style:style style:name="T182" style:family="text">
      <style:text-properties style:font-name="Sans-serif" fo:font-weight="normal" officeooo:rsid="0aba3c09" style:font-weight-asian="normal" style:font-weight-complex="normal"/>
    </style:style>
    <style:style style:name="T183" style:family="text">
      <style:text-properties style:font-name="Sans-serif" fo:font-weight="normal" officeooo:rsid="0ae850e2" style:font-weight-asian="normal" style:font-weight-complex="normal"/>
    </style:style>
    <style:style style:name="T184" style:family="text">
      <style:text-properties style:font-name="Sans-serif" fo:font-weight="normal" officeooo:rsid="0ab81bd2" style:font-weight-asian="normal" style:font-weight-complex="normal"/>
    </style:style>
    <style:style style:name="T185" style:family="text">
      <style:text-properties style:font-name="Sans-serif" fo:font-weight="normal" officeooo:rsid="0b6a5b4c" style:font-weight-asian="normal" style:font-weight-complex="normal"/>
    </style:style>
    <style:style style:name="T186" style:family="text">
      <style:text-properties style:font-name="Sans-serif" fo:font-weight="normal" officeooo:rsid="0b6b49da" style:font-weight-asian="normal" style:font-weight-complex="normal"/>
    </style:style>
    <style:style style:name="T187" style:family="text">
      <style:text-properties style:font-name="Sans-serif" fo:font-weight="normal" officeooo:rsid="0b706add" style:font-weight-asian="normal" style:font-weight-complex="normal"/>
    </style:style>
    <style:style style:name="T188" style:family="text">
      <style:text-properties style:font-name="Sans-serif" fo:font-weight="normal" officeooo:rsid="0b71f45f" style:font-weight-asian="normal" style:font-weight-complex="normal"/>
    </style:style>
    <style:style style:name="T189" style:family="text">
      <style:text-properties style:font-name="Sans-serif" fo:font-weight="normal" officeooo:rsid="0b7c9f43" style:font-weight-asian="normal" style:font-weight-complex="normal"/>
    </style:style>
    <style:style style:name="T190" style:family="text">
      <style:text-properties style:font-name="Sans-serif" officeooo:rsid="077070cb"/>
    </style:style>
    <style:style style:name="T191" style:family="text">
      <style:text-properties style:font-name="Sans-serif" fo:font-weight="bold" style:font-weight-asian="bold" style:font-weight-complex="bold"/>
    </style:style>
    <style:style style:name="T192" style:family="text">
      <style:text-properties style:font-name="Sans-serif" style:text-underline-style="solid" style:text-underline-width="auto" style:text-underline-color="font-color"/>
    </style:style>
    <style:style style:name="T193" style:family="text">
      <style:text-properties style:font-name="Sans-serif" officeooo:rsid="0b37a62e"/>
    </style:style>
    <style:style style:name="T194" style:family="text">
      <style:text-properties style:font-name="Sans-serif" officeooo:rsid="0b398af2"/>
    </style:style>
    <style:style style:name="T195" style:family="text">
      <style:text-properties style:font-name="Sans-serif" officeooo:rsid="0b3b7396"/>
    </style:style>
    <style:style style:name="T196" style:family="text">
      <style:text-properties style:font-name="Sans-serif" officeooo:rsid="0b3caf70"/>
    </style:style>
    <style:style style:name="T197" style:family="text">
      <style:text-properties style:font-name="Sans-serif" officeooo:rsid="0b3f0b5d"/>
    </style:style>
    <style:style style:name="T198" style:family="text">
      <style:text-properties style:font-name="Sans-serif" officeooo:rsid="0b40904a"/>
    </style:style>
    <style:style style:name="T199" style:family="text">
      <style:text-properties style:font-name="Sans-serif" officeooo:rsid="0b40ee48"/>
    </style:style>
    <style:style style:name="T200" style:family="text">
      <style:text-properties style:font-name="Sans-serif" officeooo:rsid="0b4526ea"/>
    </style:style>
    <style:style style:name="T201" style:family="text">
      <style:text-properties style:font-name="Sans-serif" officeooo:rsid="0b46a897"/>
    </style:style>
    <style:style style:name="T202" style:family="text">
      <style:text-properties style:font-name="Sans-serif" officeooo:rsid="0b46d93a"/>
    </style:style>
    <style:style style:name="T203" style:family="text">
      <style:text-properties style:font-name="Sans-serif" officeooo:rsid="0b48b49d"/>
    </style:style>
    <style:style style:name="T204" style:family="text">
      <style:text-properties style:font-name="Sans-serif" officeooo:rsid="0b5ba80f"/>
    </style:style>
    <style:style style:name="T205" style:family="text">
      <style:text-properties fo:font-size="9pt" fo:font-weight="normal" style:font-size-asian="9pt" style:font-weight-asian="normal" style:font-size-complex="9pt" style:font-weight-complex="normal"/>
    </style:style>
    <style:style style:name="T206" style:family="text">
      <style:text-properties fo:font-size="9pt" fo:font-weight="normal" officeooo:rsid="06e1036e" style:font-size-asian="9pt" style:font-weight-asian="normal" style:font-size-complex="9pt" style:font-weight-complex="normal"/>
    </style:style>
    <style:style style:name="T207" style:family="text">
      <style:text-properties fo:font-size="9pt" fo:font-weight="normal" officeooo:rsid="06e50a70" style:font-size-asian="9pt" style:font-weight-asian="normal" style:font-size-complex="9pt" style:font-weight-complex="normal"/>
    </style:style>
    <style:style style:name="T208" style:family="text">
      <style:text-properties fo:font-size="9pt" fo:font-weight="normal" officeooo:rsid="06ef6a46" style:font-size-asian="9pt" style:font-weight-asian="normal" style:font-size-complex="9pt" style:font-weight-complex="normal"/>
    </style:style>
    <style:style style:name="T209" style:family="text">
      <style:text-properties fo:font-size="9pt" fo:font-weight="normal" officeooo:rsid="06f66ded" style:font-size-asian="9pt" style:font-weight-asian="normal" style:font-size-complex="9pt" style:font-weight-complex="normal"/>
    </style:style>
    <style:style style:name="T210" style:family="text">
      <style:text-properties fo:font-size="9pt" fo:font-weight="normal" officeooo:rsid="06fbcfbf" style:font-size-asian="9pt" style:font-weight-asian="normal" style:font-size-complex="9pt" style:font-weight-complex="normal"/>
    </style:style>
    <style:style style:name="T211" style:family="text">
      <style:text-properties fo:font-size="9pt" fo:font-weight="normal" officeooo:rsid="07049575" style:font-size-asian="9pt" style:font-weight-asian="normal" style:font-size-complex="9pt" style:font-weight-complex="normal"/>
    </style:style>
    <style:style style:name="T212" style:family="text">
      <style:text-properties fo:font-size="9pt" fo:font-weight="normal" officeooo:rsid="0709c89e" style:font-size-asian="9pt" style:font-weight-asian="normal" style:font-size-complex="9pt" style:font-weight-complex="normal"/>
    </style:style>
    <style:style style:name="T213" style:family="text">
      <style:text-properties fo:font-size="9pt" fo:font-weight="normal" officeooo:rsid="070e326d" style:font-size-asian="9pt" style:font-weight-asian="normal" style:font-size-complex="9pt" style:font-weight-complex="normal"/>
    </style:style>
    <style:style style:name="T214" style:family="text">
      <style:text-properties fo:font-size="9pt" fo:font-weight="normal" officeooo:rsid="0716bceb" style:font-size-asian="9pt" style:font-weight-asian="normal" style:font-size-complex="9pt" style:font-weight-complex="normal"/>
    </style:style>
    <style:style style:name="T215" style:family="text">
      <style:text-properties fo:font-size="9pt" fo:font-weight="normal" officeooo:rsid="0732538f" style:font-size-asian="9pt" style:font-weight-asian="normal" style:font-size-complex="9pt" style:font-weight-complex="normal"/>
    </style:style>
    <style:style style:name="T216" style:family="text">
      <style:text-properties fo:font-size="9pt" fo:font-weight="normal" officeooo:rsid="07647eef" style:font-size-asian="9pt" style:font-weight-asian="normal" style:font-size-complex="9pt" style:font-weight-complex="normal"/>
    </style:style>
    <style:style style:name="T217" style:family="text">
      <style:text-properties fo:font-size="9pt" fo:font-weight="normal" officeooo:rsid="076cbfaa" style:font-size-asian="9pt" style:font-weight-asian="normal" style:font-size-complex="9pt" style:font-weight-complex="normal"/>
    </style:style>
    <style:style style:name="T218" style:family="text">
      <style:text-properties fo:font-size="9pt" fo:font-weight="normal" officeooo:rsid="078a4f7f" style:font-size-asian="9pt" style:font-weight-asian="normal" style:font-size-complex="9pt" style:font-weight-complex="normal"/>
    </style:style>
    <style:style style:name="T219" style:family="text">
      <style:text-properties fo:font-size="9pt" fo:font-weight="normal" officeooo:rsid="07fa9853" style:font-size-asian="9pt" style:font-weight-asian="normal" style:font-size-complex="9pt" style:font-weight-complex="normal"/>
    </style:style>
    <style:style style:name="T220" style:family="text">
      <style:text-properties fo:font-size="9pt" fo:font-weight="normal" officeooo:rsid="07fc5146" style:font-size-asian="9pt" style:font-weight-asian="normal" style:font-size-complex="9pt" style:font-weight-complex="normal"/>
    </style:style>
    <style:style style:name="T221" style:family="text">
      <style:text-properties fo:font-size="9pt" fo:font-weight="normal" officeooo:rsid="0804f8c8" style:font-size-asian="9pt" style:font-weight-asian="normal" style:font-size-complex="9pt" style:font-weight-complex="normal"/>
    </style:style>
    <style:style style:name="T222" style:family="text">
      <style:text-properties fo:font-size="9pt" fo:font-weight="normal" officeooo:rsid="0805b45c" style:font-size-asian="9pt" style:font-weight-asian="normal" style:font-size-complex="9pt" style:font-weight-complex="normal"/>
    </style:style>
    <style:style style:name="T223" style:family="text">
      <style:text-properties fo:font-size="9pt" fo:font-weight="normal" officeooo:rsid="0807999d" style:font-size-asian="9pt" style:font-weight-asian="normal" style:font-size-complex="9pt" style:font-weight-complex="normal"/>
    </style:style>
    <style:style style:name="T224" style:family="text">
      <style:text-properties fo:font-size="9pt" fo:font-weight="normal" officeooo:rsid="080cf236" style:font-size-asian="9pt" style:font-weight-asian="normal" style:font-size-complex="9pt" style:font-weight-complex="normal"/>
    </style:style>
    <style:style style:name="T225" style:family="text">
      <style:text-properties fo:font-size="9pt" fo:font-weight="normal" officeooo:rsid="080ebc4a" style:font-size-asian="9pt" style:font-weight-asian="normal" style:font-size-complex="9pt" style:font-weight-complex="normal"/>
    </style:style>
    <style:style style:name="T226" style:family="text">
      <style:text-properties fo:font-size="9pt" fo:font-weight="normal" officeooo:rsid="082a99d0" style:font-size-asian="9pt" style:font-weight-asian="normal" style:font-size-complex="9pt" style:font-weight-complex="normal"/>
    </style:style>
    <style:style style:name="T227" style:family="text">
      <style:text-properties fo:font-size="9pt" fo:font-weight="normal" officeooo:rsid="0833e1a5" style:font-size-asian="9pt" style:font-weight-asian="normal" style:font-size-complex="9pt" style:font-weight-complex="normal"/>
    </style:style>
    <style:style style:name="T228" style:family="text">
      <style:text-properties fo:font-size="9pt" fo:font-weight="normal" officeooo:rsid="08568432" style:font-size-asian="9pt" style:font-weight-asian="normal" style:font-size-complex="9pt" style:font-weight-complex="normal"/>
    </style:style>
    <style:style style:name="T229" style:family="text">
      <style:text-properties fo:font-size="9pt" fo:font-weight="normal" officeooo:rsid="0858d545" style:font-size-asian="9pt" style:font-weight-asian="normal" style:font-size-complex="9pt" style:font-weight-complex="normal"/>
    </style:style>
    <style:style style:name="T230" style:family="text">
      <style:text-properties fo:font-size="9pt" fo:font-weight="normal" officeooo:rsid="0859d664" style:font-size-asian="9pt" style:font-weight-asian="normal" style:font-size-complex="9pt" style:font-weight-complex="normal"/>
    </style:style>
    <style:style style:name="T231" style:family="text">
      <style:text-properties fo:font-size="9pt" fo:font-weight="normal" officeooo:rsid="085af688" style:font-size-asian="9pt" style:font-weight-asian="normal" style:font-size-complex="9pt" style:font-weight-complex="normal"/>
    </style:style>
    <style:style style:name="T232" style:family="text">
      <style:text-properties fo:font-size="9pt" fo:font-weight="normal" officeooo:rsid="0862d05b" style:font-size-asian="9pt" style:font-weight-asian="normal" style:font-size-complex="9pt" style:font-weight-complex="normal"/>
    </style:style>
    <style:style style:name="T233" style:family="text">
      <style:text-properties fo:font-size="9pt" fo:font-weight="normal" officeooo:rsid="08644a0f" style:font-size-asian="9pt" style:font-weight-asian="normal" style:font-size-complex="9pt" style:font-weight-complex="normal"/>
    </style:style>
    <style:style style:name="T234" style:family="text">
      <style:text-properties fo:font-size="9pt" fo:font-weight="normal" officeooo:rsid="08656a13" style:font-size-asian="9pt" style:font-weight-asian="normal" style:font-size-complex="9pt" style:font-weight-complex="normal"/>
    </style:style>
    <style:style style:name="T235" style:family="text">
      <style:text-properties fo:font-size="9pt" fo:font-weight="normal" officeooo:rsid="086dd48e" style:font-size-asian="9pt" style:font-weight-asian="normal" style:font-size-complex="9pt" style:font-weight-complex="normal"/>
    </style:style>
    <style:style style:name="T236" style:family="text">
      <style:text-properties fo:font-size="9pt" fo:font-weight="normal" officeooo:rsid="0880bbfa" style:font-size-asian="9pt" style:font-weight-asian="normal" style:font-size-complex="9pt" style:font-weight-complex="normal"/>
    </style:style>
    <style:style style:name="T237" style:family="text">
      <style:text-properties fo:font-size="9pt" fo:font-weight="normal" officeooo:rsid="08a7ed09" style:font-size-asian="9pt" style:font-weight-asian="normal" style:font-size-complex="9pt" style:font-weight-complex="normal"/>
    </style:style>
    <style:style style:name="T238" style:family="text">
      <style:text-properties fo:font-size="9pt" fo:font-weight="normal" officeooo:rsid="09552ec7" style:font-size-asian="9pt" style:font-weight-asian="normal" style:font-size-complex="9pt" style:font-weight-complex="normal"/>
    </style:style>
    <style:style style:name="T239" style:family="text">
      <style:text-properties fo:font-size="9pt" fo:font-weight="normal" officeooo:rsid="09568a37" style:font-size-asian="9pt" style:font-weight-asian="normal" style:font-size-complex="9pt" style:font-weight-complex="normal"/>
    </style:style>
    <style:style style:name="T240" style:family="text">
      <style:text-properties fo:font-size="9pt" fo:font-weight="normal" officeooo:rsid="09570c6a" style:font-size-asian="9pt" style:font-weight-asian="normal" style:font-size-complex="9pt" style:font-weight-complex="normal"/>
    </style:style>
    <style:style style:name="T241" style:family="text">
      <style:text-properties fo:font-size="9pt" fo:font-weight="normal" officeooo:rsid="09585482" style:font-size-asian="9pt" style:font-weight-asian="normal" style:font-size-complex="9pt" style:font-weight-complex="normal"/>
    </style:style>
    <style:style style:name="T242" style:family="text">
      <style:text-properties fo:font-size="9pt" fo:font-weight="normal" officeooo:rsid="096f94d5" style:font-size-asian="9pt" style:font-weight-asian="normal" style:font-size-complex="9pt" style:font-weight-complex="normal"/>
    </style:style>
    <style:style style:name="T243" style:family="text">
      <style:text-properties fo:font-size="9pt" fo:font-weight="normal" officeooo:rsid="09f9cffe" style:font-size-asian="9pt" style:font-weight-asian="normal" style:font-size-complex="9pt" style:font-weight-complex="normal"/>
    </style:style>
    <style:style style:name="T244" style:family="text">
      <style:text-properties fo:font-size="9pt" fo:font-weight="normal" officeooo:rsid="0a1f69e9" style:font-size-asian="9pt" style:font-weight-asian="normal" style:font-size-complex="9pt" style:font-weight-complex="normal"/>
    </style:style>
    <style:style style:name="T245" style:family="text">
      <style:text-properties fo:font-size="9pt" fo:font-weight="normal" officeooo:rsid="0ae03407" style:font-size-asian="9pt" style:font-weight-asian="normal" style:font-size-complex="9pt" style:font-weight-complex="normal"/>
    </style:style>
    <style:style style:name="T246" style:family="text">
      <style:text-properties fo:font-size="9pt" fo:font-weight="normal" officeooo:rsid="0853aa48" style:font-size-asian="9pt" style:font-weight-asian="normal" style:font-size-complex="9pt" style:font-weight-complex="normal"/>
    </style:style>
    <style:style style:name="T247" style:family="text">
      <style:text-properties fo:font-size="9pt" fo:font-weight="normal" officeooo:rsid="0b563fc1" style:font-size-asian="9pt" style:font-weight-asian="normal" style:font-size-complex="9pt" style:font-weight-complex="normal"/>
    </style:style>
    <style:style style:name="T248" style:family="text">
      <style:text-properties fo:font-size="9pt" fo:font-weight="normal" officeooo:rsid="0b579e00" style:font-size-asian="9pt" style:font-weight-asian="normal" style:font-size-complex="9pt" style:font-weight-complex="normal"/>
    </style:style>
    <style:style style:name="T249" style:family="text">
      <style:text-properties fo:font-size="9pt" fo:font-weight="normal" officeooo:rsid="0b5da3d2" style:font-size-asian="9pt" style:font-weight-asian="normal" style:font-size-complex="9pt" style:font-weight-complex="normal"/>
    </style:style>
    <style:style style:name="T250" style:family="text">
      <style:text-properties fo:font-size="9pt" fo:font-weight="normal" officeooo:rsid="0b5e89a7" style:font-size-asian="9pt" style:font-weight-asian="normal" style:font-size-complex="9pt" style:font-weight-complex="normal"/>
    </style:style>
    <style:style style:name="T251" style:family="text">
      <style:text-properties fo:font-size="9pt" style:font-size-asian="9pt" style:font-size-complex="9pt"/>
    </style:style>
    <style:style style:name="T252" style:family="text">
      <style:text-properties fo:font-size="9pt" officeooo:rsid="0954d4dc" style:font-size-asian="9pt" style:font-size-complex="9pt"/>
    </style:style>
    <style:style style:name="T253" style:family="text">
      <style:text-properties fo:font-size="9pt" fo:font-style="normal" fo:font-weight="normal" style:font-size-asian="9pt" style:font-style-asian="normal" style:font-weight-asian="normal" style:font-size-complex="9pt" style:font-style-complex="normal" style:font-weight-complex="normal"/>
    </style:style>
    <style:style style:name="T254" style:family="text">
      <style:text-properties fo:font-size="9pt" fo:font-style="normal" fo:font-weight="normal" officeooo:rsid="06dff1f5" style:font-size-asian="9pt" style:font-style-asian="normal" style:font-weight-asian="normal" style:font-size-complex="9pt" style:font-style-complex="normal" style:font-weight-complex="normal"/>
    </style:style>
    <style:style style:name="T255" style:family="text">
      <style:text-properties fo:font-size="9pt" fo:font-style="normal" fo:font-weight="normal" officeooo:rsid="06e9786e" style:font-size-asian="9pt" style:font-style-asian="normal" style:font-weight-asian="normal" style:font-size-complex="9pt" style:font-style-complex="normal" style:font-weight-complex="normal"/>
    </style:style>
    <style:style style:name="T256"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257" style:family="text">
      <style:text-properties fo:font-size="9pt" fo:font-style="normal" fo:font-weight="normal" officeooo:rsid="09738611" style:font-size-asian="9pt" style:font-style-asian="normal" style:font-weight-asian="normal" style:font-size-complex="9pt" style:font-style-complex="normal" style:font-weight-complex="normal"/>
    </style:style>
    <style:style style:name="T258" style:family="text">
      <style:text-properties fo:font-size="9pt" fo:font-style="normal" fo:font-weight="normal" officeooo:rsid="0974377b" style:font-size-asian="9pt" style:font-style-asian="normal" style:font-weight-asian="normal" style:font-size-complex="9pt" style:font-style-complex="normal" style:font-weight-complex="normal"/>
    </style:style>
    <style:style style:name="T259" style:family="text">
      <style:text-properties fo:font-size="9pt" fo:font-style="normal" fo:font-weight="normal" officeooo:rsid="0976e8c7" style:font-size-asian="9pt" style:font-style-asian="normal" style:font-weight-asian="normal" style:font-size-complex="9pt" style:font-style-complex="normal" style:font-weight-complex="normal"/>
    </style:style>
    <style:style style:name="T260" style:family="text">
      <style:text-properties fo:font-size="9pt" fo:font-style="normal" fo:font-weight="normal" officeooo:rsid="09a8d0f7" style:font-size-asian="9pt" style:font-style-asian="normal" style:font-weight-asian="normal" style:font-size-complex="9pt" style:font-style-complex="normal" style:font-weight-complex="normal"/>
    </style:style>
    <style:style style:name="T261" style:family="text">
      <style:text-properties fo:font-size="9pt" fo:font-style="normal" fo:font-weight="normal" officeooo:rsid="09aa8cd4"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9abb228" style:font-size-asian="9pt" style:font-style-asian="normal" style:font-weight-asian="normal" style:font-size-complex="9pt" style:font-style-complex="normal" style:font-weight-complex="normal"/>
    </style:style>
    <style:style style:name="T263" style:family="text">
      <style:text-properties fo:font-size="9pt" fo:font-style="normal" fo:font-weight="normal" officeooo:rsid="09d00ba5" style:font-size-asian="9pt" style:font-style-asian="normal" style:font-weight-asian="normal" style:font-size-complex="9pt" style:font-style-complex="normal" style:font-weight-complex="normal"/>
    </style:style>
    <style:style style:name="T264" style:family="text">
      <style:text-properties fo:font-size="9pt" fo:font-style="normal" fo:font-weight="normal" officeooo:rsid="0a05dd25" style:font-size-asian="9pt" style:font-style-asian="normal" style:font-weight-asian="normal" style:font-size-complex="9pt" style:font-style-complex="normal" style:font-weight-complex="normal"/>
    </style:style>
    <style:style style:name="T265" style:family="text">
      <style:text-properties fo:font-size="9pt" fo:font-style="normal" fo:font-weight="normal" officeooo:rsid="02da6f23" style:font-size-asian="9pt" style:font-style-asian="normal" style:font-weight-asian="normal" style:font-size-complex="9pt" style:font-style-complex="normal" style:font-weight-complex="normal"/>
    </style:style>
    <style:style style:name="T266"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267"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268"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269"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270"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271"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272"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273"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274" style:family="text">
      <style:text-properties fo:font-size="9pt" fo:font-style="normal" fo:font-weight="normal" officeooo:rsid="0af50c52" style:font-size-asian="9pt" style:font-style-asian="normal" style:font-weight-asian="normal" style:font-size-complex="9pt" style:font-style-complex="normal" style:font-weight-complex="normal"/>
    </style:style>
    <style:style style:name="T275"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276"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277" style:family="text">
      <style:text-properties fo:font-size="9pt" fo:font-style="normal" fo:font-weight="normal" officeooo:rsid="0af71339" style:font-size-asian="9pt" style:font-style-asian="normal" style:font-weight-asian="normal" style:font-size-complex="9pt" style:font-style-complex="normal" style:font-weight-complex="normal"/>
    </style:style>
    <style:style style:name="T278" style:family="text">
      <style:text-properties fo:font-size="9pt" fo:font-style="normal" fo:font-weight="normal" officeooo:rsid="0af88c54" style:font-size-asian="9pt" style:font-style-asian="normal" style:font-weight-asian="normal" style:font-size-complex="9pt" style:font-style-complex="normal" style:font-weight-complex="normal"/>
    </style:style>
    <style:style style:name="T279" style:family="text">
      <style:text-properties fo:font-size="9pt" fo:font-style="normal" fo:font-weight="normal" officeooo:rsid="0afa39cb" style:font-size-asian="9pt" style:font-style-asian="normal" style:font-weight-asian="normal" style:font-size-complex="9pt" style:font-style-complex="normal" style:font-weight-complex="normal"/>
    </style:style>
    <style:style style:name="T280"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281"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282" style:family="text">
      <style:text-properties fo:font-size="9pt" fo:font-style="normal" fo:font-weight="normal" officeooo:rsid="0b03066f" style:font-size-asian="9pt" style:font-style-asian="normal" style:font-weight-asian="normal" style:font-size-complex="9pt" style:font-style-complex="normal" style:font-weight-complex="normal"/>
    </style:style>
    <style:style style:name="T283" style:family="text">
      <style:text-properties fo:font-size="9pt" fo:font-style="normal" fo:font-weight="normal" officeooo:rsid="0b049d00" style:font-size-asian="9pt" style:font-style-asian="normal" style:font-weight-asian="normal" style:font-size-complex="9pt" style:font-style-complex="normal" style:font-weight-complex="normal"/>
    </style:style>
    <style:style style:name="T284"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285" style:family="text">
      <style:text-properties fo:font-size="9pt" fo:font-style="normal" fo:font-weight="normal" officeooo:rsid="0b10e826" style:font-size-asian="9pt" style:font-style-asian="normal" style:font-weight-asian="normal" style:font-size-complex="9pt" style:font-style-complex="normal" style:font-weight-complex="normal"/>
    </style:style>
    <style:style style:name="T286" style:family="text">
      <style:text-properties fo:font-size="9pt" fo:font-style="normal" fo:font-weight="normal" officeooo:rsid="0b1143b8" style:font-size-asian="9pt" style:font-style-asian="normal" style:font-weight-asian="normal" style:font-size-complex="9pt" style:font-style-complex="normal" style:font-weight-complex="normal"/>
    </style:style>
    <style:style style:name="T287" style:family="text">
      <style:text-properties fo:font-size="9pt" fo:font-style="normal" fo:font-weight="normal" officeooo:rsid="02f842e5" style:font-size-asian="9pt" style:font-style-asian="normal" style:font-weight-asian="normal" style:font-size-complex="9pt" style:font-style-complex="normal" style:font-weight-complex="normal"/>
    </style:style>
    <style:style style:name="T288" style:family="text">
      <style:text-properties fo:font-size="9pt" fo:font-style="normal" fo:font-weight="normal" officeooo:rsid="0237dc93" style:font-size-asian="9pt" style:font-style-asian="normal" style:font-weight-asian="normal" style:font-size-complex="9pt" style:font-style-complex="normal" style:font-weight-complex="normal"/>
    </style:style>
    <style:style style:name="T289" style:family="text">
      <style:text-properties fo:font-size="9pt" fo:font-style="normal" fo:font-weight="normal" officeooo:rsid="0acae6d2" style:font-size-asian="9pt" style:font-style-asian="normal" style:font-weight-asian="normal" style:font-size-complex="9pt" style:font-style-complex="normal" style:font-weight-complex="normal"/>
    </style:style>
    <style:style style:name="T290" style:family="text">
      <style:text-properties fo:font-size="9pt" fo:font-style="normal" fo:font-weight="normal" officeooo:rsid="02f68621" style:font-size-asian="9pt" style:font-style-asian="normal" style:font-weight-asian="normal" style:font-size-complex="9pt" style:font-style-complex="normal" style:font-weight-complex="normal"/>
    </style:style>
    <style:style style:name="T291" style:family="text">
      <style:text-properties fo:font-size="9pt" fo:font-style="normal" fo:font-weight="normal" officeooo:rsid="025497f3" style:font-size-asian="9pt" style:font-style-asian="normal" style:font-weight-asian="normal" style:font-size-complex="9pt" style:font-style-complex="normal" style:font-weight-complex="normal"/>
    </style:style>
    <style:style style:name="T292" style:family="text">
      <style:text-properties fo:font-size="9pt" fo:font-style="normal" fo:font-weight="normal" officeooo:rsid="0acc4aec" style:font-size-asian="9pt" style:font-style-asian="normal" style:font-weight-asian="normal" style:font-size-complex="9pt" style:font-style-complex="normal" style:font-weight-complex="normal"/>
    </style:style>
    <style:style style:name="T293" style:family="text">
      <style:text-properties fo:font-size="9pt" fo:font-style="normal" fo:font-weight="normal" officeooo:rsid="0ace9381" style:font-size-asian="9pt" style:font-style-asian="normal" style:font-weight-asian="normal" style:font-size-complex="9pt" style:font-style-complex="normal" style:font-weight-complex="normal"/>
    </style:style>
    <style:style style:name="T294" style:family="text">
      <style:text-properties fo:font-size="9pt" fo:font-style="normal" fo:font-weight="normal" officeooo:rsid="0acdd45c" style:font-size-asian="9pt" style:font-style-asian="normal" style:font-weight-asian="normal" style:font-size-complex="9pt" style:font-style-complex="normal" style:font-weight-complex="normal"/>
    </style:style>
    <style:style style:name="T295" style:family="text">
      <style:text-properties fo:font-size="9pt" fo:font-style="normal" fo:font-weight="normal" officeooo:rsid="0acff9dd" style:font-size-asian="9pt" style:font-style-asian="normal" style:font-weight-asian="normal" style:font-size-complex="9pt" style:font-style-complex="normal" style:font-weight-complex="normal"/>
    </style:style>
    <style:style style:name="T296" style:family="text">
      <style:text-properties fo:font-size="9pt" fo:font-style="normal" fo:font-weight="normal" officeooo:rsid="0ace56f9" style:font-size-asian="9pt" style:font-style-asian="normal" style:font-weight-asian="normal" style:font-size-complex="9pt" style:font-style-complex="normal" style:font-weight-complex="normal"/>
    </style:style>
    <style:style style:name="T297" style:family="text">
      <style:text-properties fo:font-size="9pt" fo:font-style="normal" fo:font-weight="normal" officeooo:rsid="0b30de7d" style:font-size-asian="9pt" style:font-style-asian="normal" style:font-weight-asian="normal" style:font-size-complex="9pt" style:font-style-complex="normal" style:font-weight-complex="normal"/>
    </style:style>
    <style:style style:name="T298" style:family="text">
      <style:text-properties fo:font-size="9pt" fo:font-style="normal" fo:font-weight="normal" officeooo:rsid="0b628c38" style:font-size-asian="9pt" style:font-style-asian="normal" style:font-weight-asian="normal" style:font-size-complex="9pt" style:font-style-complex="normal" style:font-weight-complex="normal"/>
    </style:style>
    <style:style style:name="T299" style:family="text">
      <style:text-properties fo:font-size="9pt" fo:font-style="normal" fo:font-weight="normal" officeooo:rsid="0b62e773" style:font-size-asian="9pt" style:font-style-asian="normal" style:font-weight-asian="normal" style:font-size-complex="9pt" style:font-style-complex="normal" style:font-weight-complex="normal"/>
    </style:style>
    <style:style style:name="T300" style:family="text">
      <style:text-properties fo:font-size="9pt" fo:font-style="normal" fo:font-weight="normal" officeooo:rsid="0b644c50" style:font-size-asian="9pt" style:font-style-asian="normal" style:font-weight-asian="normal" style:font-size-complex="9pt" style:font-style-complex="normal" style:font-weight-complex="normal"/>
    </style:style>
    <style:style style:name="T301" style:family="text">
      <style:text-properties fo:font-size="9pt" fo:font-style="normal" fo:font-weight="normal" officeooo:rsid="0b679b8d" style:font-size-asian="9pt" style:font-style-asian="normal" style:font-weight-asian="normal" style:font-size-complex="9pt" style:font-style-complex="normal" style:font-weight-complex="normal"/>
    </style:style>
    <style:style style:name="T302" style:family="text">
      <style:text-properties fo:font-size="9pt" fo:font-style="normal" fo:font-weight="normal" officeooo:rsid="0b80566c" style:font-size-asian="9pt" style:font-style-asian="normal" style:font-weight-asian="normal" style:font-size-complex="9pt" style:font-style-complex="normal" style:font-weight-complex="normal"/>
    </style:style>
    <style:style style:name="T303" style:family="text">
      <style:text-properties fo:font-size="9pt" fo:font-style="normal" fo:font-weight="normal" officeooo:rsid="0b822068" style:font-size-asian="9pt" style:font-style-asian="normal" style:font-weight-asian="normal" style:font-size-complex="9pt" style:font-style-complex="normal" style:font-weight-complex="normal"/>
    </style:style>
    <style:style style:name="T304" style:family="text">
      <style:text-properties fo:font-size="9pt" fo:font-style="normal" fo:font-weight="normal" officeooo:rsid="0b837ab7" style:font-size-asian="9pt" style:font-style-asian="normal" style:font-weight-asian="normal" style:font-size-complex="9pt" style:font-style-complex="normal" style:font-weight-complex="normal"/>
    </style:style>
    <style:style style:name="T305" style:family="text">
      <style:text-properties fo:font-size="9pt" fo:font-style="normal" fo:font-weight="normal" officeooo:rsid="0b8543fb" style:font-size-asian="9pt" style:font-style-asian="normal" style:font-weight-asian="normal" style:font-size-complex="9pt" style:font-style-complex="normal" style:font-weight-complex="normal"/>
    </style:style>
    <style:style style:name="T306" style:family="text">
      <style:text-properties fo:font-size="9pt" fo:font-style="normal" fo:font-weight="normal" officeooo:rsid="0b85bf3b" style:font-size-asian="9pt" style:font-style-asian="normal" style:font-weight-asian="normal" style:font-size-complex="9pt" style:font-style-complex="normal" style:font-weight-complex="normal"/>
    </style:style>
    <style:style style:name="T307" style:family="text">
      <style:text-properties fo:font-size="9pt" fo:font-style="normal" fo:font-weight="normal" officeooo:rsid="0b86a048" style:font-size-asian="9pt" style:font-style-asian="normal" style:font-weight-asian="normal" style:font-size-complex="9pt" style:font-style-complex="normal" style:font-weight-complex="normal"/>
    </style:style>
    <style:style style:name="T308" style:family="text">
      <style:text-properties fo:font-size="9pt" fo:font-style="normal" fo:font-weight="normal" officeooo:rsid="0b886a06" style:font-size-asian="9pt" style:font-style-asian="normal" style:font-weight-asian="normal" style:font-size-complex="9pt" style:font-style-complex="normal" style:font-weight-complex="normal"/>
    </style:style>
    <style:style style:name="T309" style:family="text">
      <style:text-properties fo:font-size="9pt" fo:font-style="normal" fo:font-weight="normal" officeooo:rsid="0b895163" style:font-size-asian="9pt" style:font-style-asian="normal" style:font-weight-asian="normal" style:font-size-complex="9pt" style:font-style-complex="normal" style:font-weight-complex="normal"/>
    </style:style>
    <style:style style:name="T310" style:family="text">
      <style:text-properties fo:font-size="9pt" fo:font-style="normal" fo:font-weight="normal" officeooo:rsid="07049575" style:font-size-asian="9pt" style:font-style-asian="normal" style:font-weight-asian="normal" style:font-size-complex="9pt" style:font-style-complex="normal" style:font-weight-complex="normal"/>
    </style:style>
    <style:style style:name="T311" style:family="text">
      <style:text-properties fo:font-size="9pt" fo:font-style="normal" style:font-size-asian="9pt" style:font-style-asian="normal" style:font-size-complex="9pt" style:font-style-complex="normal"/>
    </style:style>
    <style:style style:name="T312" style:family="text">
      <style:text-properties fo:font-size="9pt" fo:font-style="normal" officeooo:rsid="0291b3ef" style:font-size-asian="9pt" style:font-style-asian="normal" style:font-size-complex="9pt" style:font-style-complex="normal"/>
    </style:style>
    <style:style style:name="T313" style:family="text">
      <style:text-properties fo:font-size="9pt" fo:font-style="normal" officeooo:rsid="0ab4633a" style:font-size-asian="9pt" style:font-style-asian="normal" style:font-size-complex="9pt" style:font-style-complex="normal"/>
    </style:style>
    <style:style style:name="T314" style:family="text">
      <style:text-properties fo:font-size="9pt" fo:font-style="normal" officeooo:rsid="0afa39cb" style:font-size-asian="9pt" style:font-style-asian="normal" style:font-size-complex="9pt" style:font-style-complex="normal"/>
    </style:style>
    <style:style style:name="T315" style:family="text">
      <style:text-properties fo:font-size="9pt" fo:font-style="normal" officeooo:rsid="06e54f5c" style:font-size-asian="9pt" style:font-style-asian="normal" style:font-size-complex="9pt" style:font-style-complex="normal"/>
    </style:style>
    <style:style style:name="T316" style:family="text">
      <style:text-properties fo:font-size="9pt" fo:font-style="normal" officeooo:rsid="0b80566c" style:font-size-asian="9pt" style:font-style-asian="normal" style:font-size-complex="9pt" style:font-style-complex="normal"/>
    </style:style>
    <style:style style:name="T317" style:family="text">
      <style:text-properties fo:font-size="9pt" fo:font-style="italic" fo:font-weight="normal" style:font-size-asian="9pt" style:font-style-asian="italic" style:font-weight-asian="normal" style:font-size-complex="9pt" style:font-style-complex="italic" style:font-weight-complex="normal"/>
    </style:style>
    <style:style style:name="T318"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319" style:family="text">
      <style:text-properties officeooo:rsid="06e54f5c"/>
    </style:style>
    <style:style style:name="T320" style:family="text">
      <style:text-properties officeooo:rsid="070693ee"/>
    </style:style>
    <style:style style:name="T321" style:family="text">
      <style:text-properties officeooo:rsid="0b398a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68">This playbook, which is probably one of several in </text:span><text:span text:style-name="T192">your</text:span><text:span text:style-name="T168"> playbook, defines the concepts used in a game we’re all playing together—you, your GM, any other players at the table </text:span><text:span text:style-name="T198">(virtual or otherwise)</text:span><text:span text:style-name="T168">, and me.</text:span></text:p>
      <text:p text:style-name="P62"><text:span text:style-name="T168"/></text:p>
      <text:p text:style-name="P63"><text:span text:style-name="T168">The goal of this game is to </text:span><text:span text:style-name="T193">improvise</text:span><text:span text:style-name="T168"> </text:span><text:span text:style-name="T193">a story to engage, entertain, and excite everyone at the table. </text:span><text:span text:style-name="T196">There’s no other way to win, and the only way to lose is for someone to stop having fun.</text:span></text:p>
      <text:p text:style-name="P63"><text:span text:style-name="T193"/></text:p>
      <text:p text:style-name="P63"><text:span text:style-name="T194">Everyone uses the rules in their playbooks </text:span><text:span text:style-name="T195">to push the story forward. We use rules so that we can introduce </text:span><text:span text:style-name="T199">meaningful</text:span><text:span text:style-name="T195"> </text:span><text:span text:style-name="T202">limitations, </text:span><text:span text:style-name="T203">flaws</text:span><text:span text:style-name="T202">, </text:span><text:span text:style-name="T195">risk, </text:span><text:span text:style-name="T197">tension,</text:span><text:span text:style-name="T195"> and surprise while maintaining consensus. </text:span><text:span text:style-name="T200">Other than that, we’re all just bullshittin</text:span><text:span text:style-name="T201">g </text:span><text:span text:style-name="T204">to have fun.</text:span></text:p>
      <text:p text:style-name="P75"><text:span text:style-name="T191"/></text:p>
      <text:p text:style-name="P76"><text:span text:style-name="T191">Moves –</text:span><text:span text:style-name="T169"> </text:span><text:span text:style-name="T185">A move is a</text:span><text:span text:style-name="T189">n action</text:span><text:span text:style-name="T180"> you </text:span><text:span text:style-name="T189">take </text:span><text:span text:style-name="T180">to </text:span><text:span text:style-name="T186">solve some problem you have in the story. </text:span><text:span text:style-name="T187">The problem might be something obvious and external, like a sliding avalanche. Or it might only be a problem for you, like your hand not containing a fireball </text:span><text:span text:style-name="T188">when you’d like it to.</text:span></text:p>
      <text:p text:style-name="P76"><text:span text:style-name="T185"/></text:p>
      <text:p text:style-name="P76"><text:span text:style-name="T181">Some </text:span><text:span text:style-name="T186">moves </text:span><text:span text:style-name="T181">are very broad and open-ended, while some are very </text:span><text:span text:style-name="T182">narrow and </text:span><text:span text:style-name="T181">specific. </text:span><text:span text:style-name="T183">Some might resolve in nearly an instant, while some might take a long time. </text:span><text:span text:style-name="T181">Some are always active, and some have specific trigger conditions. </text:span><text:span text:style-name="T184">Often you must spend a resource to make a move.</text:span></text:p>
      <text:p text:style-name="P27"/>
      <text:p text:style-name="P67"><text:span text:style-name="T58">Most moves describe </text:span><text:span text:style-name="T59">an </text:span><text:span text:style-name="T58">in-game effect, </text:span><text:span text:style-name="T59">but meta moves </text:span><text:span text:style-name="T82">relate to</text:span><text:span text:style-name="T59"> some aspect of the game itself. </text:span><text:span text:style-name="T60">This is a meta move.</text:span></text:p>
      <text:p text:style-name="P67"><text:span text:style-name="T60"/></text:p>
      <text:p text:style-name="P68">Make a move – <text:span text:style-name="T4">Yada yada. Yada yada. <text:s/>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text:span></text:p>
      <text:p text:style-name="P3"/>
      <text:h text:style-name="P43" text:outline-level="2"><text:span text:style-name="T105">Respect our limits</text:span><text:span text:style-name="T119"> – This game </text:span><text:span text:style-name="T129">is </text:span><text:span text:style-name="T128">for everyone at the table</text:span><text:span text:style-name="T119">. If somebody </text:span><text:span text:style-name="T120">needs to </text:span><text:span text:style-name="T97">state a limit</text:span><text:span text:style-name="T119">, immediately cut away or fade to black from whatever is upsetting them. Talk as a table about how to continue the story while </text:span><text:span text:style-name="T137">embracing</text:span><text:span text:style-name="T119"> the limit.</text:span></text:h>
      <text:list xml:id="list2366394955" text:style-name="L1">
        <text:list-header>
          <text:h text:style-name="P44" text:outline-level="2"/>
          <text:h text:style-name="P44" text:outline-level="2"><text:span text:style-name="T104">State a limit – </text:span><text:span text:style-name="T115">This is a game to have fun. If some theme, activity, or imagery of the story is ruining your fun, speak up. </text:span><text:span text:style-name="T116">You don’t have to explain why, you only have to </text:span><text:span text:style-name="T117">indicate </text:span><text:span text:style-name="T116">what.</text:span></text:h>
        </text:list-header>
      </text:list>
      <text:h text:style-name="P49" text:outline-level="2"/>
      <text:h text:style-name="P45" text:outline-level="2"><text:span text:style-name="T104">Think </text:span><text:span text:style-name="T114">for the camera</text:span><text:span text:style-name="T104"> – </text:span><text:span text:style-name="T115">This game works better when </text:span><text:span text:style-name="T162">we</text:span><text:span text:style-name="T115"> think like </text:span><text:span text:style-name="T164">we’re</text:span><text:span text:style-name="T156"> </text:span><text:span text:style-name="T115">directing a </text:span><text:span text:style-name="T127">tv series more</text:span><text:span text:style-name="T115"> than writing a novel. Focus on what </text:span><text:span text:style-name="T162">we</text:span><text:span text:style-name="T156"> </text:span><text:span text:style-name="T115">can perceive with </text:span><text:span text:style-name="T157">ou</text:span><text:span text:style-name="T158">r</text:span><text:span text:style-name="T157"> </text:span><text:span text:style-name="T115">(supernatural?) senses </text:span><text:span text:style-name="T125">here in the moment.</text:span></text:h>
      <text:h text:style-name="P54" text:outline-level="2"/>
      <text:h text:style-name="P46" text:outline-level="2"><text:span text:style-name="T104">Invent fiction</text:span><text:span text:style-name="T115"> – </text:span><text:span text:style-name="T130">This game shines when you s</text:span><text:span text:style-name="T115">peak up </text:span><text:span text:style-name="T130">to </text:span><text:span text:style-name="T139">refine, </text:span><text:span text:style-name="T146">improve,</text:span><text:span text:style-name="T138"> or </text:span><text:span text:style-name="T145">augment</text:span><text:span text:style-name="T138"> </text:span><text:span text:style-name="T140">the </text:span><text:span text:style-name="T143">scenario</text:span><text:span text:style-name="T115">. </text:span><text:span text:style-name="T141">It needs to make sense, and t</text:span><text:span text:style-name="T136">he </text:span><text:span text:style-name="T154">GM</text:span><text:span text:style-name="T136"> has final veto, but the </text:span><text:span text:style-name="T142">only firm rule</text:span><text:span text:style-name="T136"> is: </text:span><text:span text:style-name="T118">don’t contradict anything already established. </text:span><text:span text:style-name="T106">Use this to set up </text:span><text:span text:style-name="T113">a</text:span><text:span text:style-name="T106"> move </text:span><text:span text:style-name="T166">or</text:span><text:span text:style-name="T106"> </text:span><text:span text:style-name="T107">just </text:span><text:span text:style-name="T112">to </text:span><text:span text:style-name="T106">make </text:span><text:span text:style-name="T111">shit</text:span><text:span text:style-name="T106"> cooler.</text:span></text:h>
      <text:h text:style-name="P50" text:outline-level="2"/>
      <text:h text:style-name="P55" text:outline-level="2"><text:span text:style-name="T121">Ex.</text:span><text:span text:style-name="T5"> </text:span><text:span text:style-name="T6">T</text:span><text:span text:style-name="T7">he</text:span><text:span text:style-name="T66">y’re </text:span><text:span text:style-name="T7">wearing </text:span><text:span text:style-name="T8">my</text:span><text:span text:style-name="T7"> favorite </text:span><text:span text:style-name="T9">designer. </text:span><text:span text:style-name="T14">My</text:span><text:span text:style-name="T15"> </text:span><text:span text:style-name="T62">fur</text:span><text:span text:style-name="T15"> is </text:span><text:span text:style-name="T20">saturated violet</text:span><text:span text:style-name="T16">. </text:span><text:span text:style-name="T19">Lucky </text:span><text:span text:style-name="T10">I’ve always got my boot knife.</text:span><text:span text:style-name="T9"> </text:span><text:span text:style-name="T5">Maybe the </text:span><text:span text:style-name="T11">roof</text:span><text:span text:style-name="T5"> collapsed in one corner. </text:span><text:span text:style-name="T6">It’s a huge gun, </text:span><text:span text:style-name="T12">just</text:span><text:span text:style-name="T6"> a fucking giant revolver with shells like Vienna sausages</text:span><text:span text:style-name="T13">.</text:span><text:span text:style-name="T6"> </text:span><text:span text:style-name="T18">Surely there’s </text:span><text:span text:style-name="T17">a forklift in this warehouse.</text:span></text:h>
      <text:h text:style-name="P52" text:outline-level="2"/>
      <text:h text:style-name="P47" text:outline-level="2"><text:span text:style-name="T108">B</text:span><text:span text:style-name="T104">e curious, not cautious –</text:span><text:span text:style-name="T115"> </text:span><text:span text:style-name="T132">This</text:span><text:span text:style-name="T115"> game is more fun when </text:span><text:span text:style-name="T163">we</text:span><text:span text:style-name="T115"> play to find out what happens </text:span><text:span text:style-name="T122">than when </text:span><text:span text:style-name="T163">we</text:span><text:span text:style-name="T159"> </text:span><text:span text:style-name="T122">play to keep </text:span><text:span text:style-name="T160">y</text:span><text:span text:style-name="T122">our character </text:span><text:span text:style-name="T161">content</text:span><text:span text:style-name="T122">. </text:span><text:span text:style-name="T123">Stories about people who never </text:span><text:span text:style-name="T134">take risks, never </text:span><text:span text:style-name="T123">get hurt, who never fail </text:span><text:span text:style-name="T124">leave </text:span><text:span text:style-name="T123">fewer memories than stories about </text:span><text:span text:style-name="T124">a hot fucking mess</text:span><text:span text:style-name="T126">.</text:span></text:h>
      <text:h text:style-name="P51" text:outline-level="2"/>
      <text:h text:style-name="P48" text:outline-level="2"><text:span text:style-name="T110">D</text:span><text:span text:style-name="T109">on’t sweat the meta – </text:span><text:span text:style-name="T131">In this game, i</text:span><text:span text:style-name="T133">t’s okay for you to know things </text:span><text:span text:style-name="T135">that</text:span><text:span text:style-name="T133"> you don’t know, and to act on that knowledge when it would make </text:span><text:span text:style-name="T144">shit</text:span><text:span text:style-name="T133"> cooler. </text:span><text:span text:style-name="T155">Likewise, don’t talk around what you’re doing. Be plain so that everybody at the table can understand the badass shit </text:span><text:span text:style-name="T163">you’re up to.</text:span></text:h>
      <text:h text:style-name="P53" text:outline-level="2"/>
      <text:h text:style-name="P56" text:outline-level="2"><text:span text:style-name="T312">Dispute</text:span><text:span text:style-name="T311"> fiction </text:span><text:span text:style-name="T253">– Sometimes the </text:span><text:span text:style-name="T270">GM</text:span><text:span text:style-name="T253"> will say something they think is cool, but that just ruins the story </text:span><text:span text:style-name="T265">for you</text:span><text:span text:style-name="T253">. </text:span><text:span text:style-name="T266">You’</text:span><text:span text:style-name="T267">re</text:span><text:span text:style-name="T266"> </text:span><text:span text:style-name="T268">trying</text:span><text:span text:style-name="T266"> to </text:span><text:span text:style-name="T318">be curious, not cautious</text:span><text:span text:style-name="T266"> but whatever the </text:span><text:span text:style-name="T270">GM</text:span><text:span text:style-name="T266"> said just seems to cheapen the whole damn thing for you. Speak up and negotiate </text:span><text:span text:style-name="T269">an</text:span><text:span text:style-name="T266"> alternative.</text:span></text:h>
      <text:h text:style-name="P56" text:outline-level="2"><text:span text:style-name="T266"/></text:h>
      <text:h text:style-name="P57" text:outline-level="2"><text:span text:style-name="T266">T</text:span><text:span text:style-name="T253">his isn’t the same as </text:span><text:span text:style-name="T317">resist consequences</text:span><text:span text:style-name="T253">. Don’t use this to gain an in-game advantage. Use this when something happens that would make you </text:span><text:span text:style-name="T297">turn off</text:span><text:span text:style-name="T253"> a show you </text:span><text:span text:style-name="T297">were watching.</text:span></text:h>
      <text:p text:style-name="P4"/>
      <text:p text:style-name="P8"><text:span text:style-name="T251">Labeled </text:span><text:span text:style-name="T252">items</text:span><text:span text:style-name="T251"> –</text:span><text:span text:style-name="T205"> </text:span><text:span text:style-name="T236">Some </text:span><text:span text:style-name="T238">item</text:span><text:span text:style-name="T236"> names are written with a colon. For example, “Thread: Conjure elements”. In this case “Thread” is the label, and the </text:span><text:span text:style-name="T239">item</text:span><text:span text:style-name="T236"> is “Conjure elements”. </text:span><text:span text:style-name="T237">An entire subsection of your playbook might also be labeled; this is the same as if every </text:span><text:span text:style-name="T240">item</text:span><text:span text:style-name="T237"> in that section were individually labeled the same way.</text:span></text:p>
      <text:p text:style-name="P18"/>
      <text:p text:style-name="P8"><text:span text:style-name="T236">Instead of a specific </text:span><text:span text:style-name="T241">item</text:span><text:span text:style-name="T236">, a move may mention a label instead. This refers to any or all </text:span><text:span text:style-name="T241">item </text:span><text:span text:style-name="T236">names prefixed with that label.</text:span></text:p>
      <text:p text:style-name="P4"/>
      <text:p text:style-name="P4">Bought and free items – <text:span text:style-name="T4">Some </text:span><text:span text:style-name="T34">items</text:span><text:span text:style-name="T4"> are presented with a</text:span><text:span text:style-name="T57">n empty</text:span><text:span text:style-name="T4"> </text:span><text:span text:style-name="T214">○ </text:span><text:span text:style-name="T205">in front of </text:span><text:span text:style-name="T224">them</text:span><text:span text:style-name="T215">; these items must be purchased during character creation or with XP </text:span><text:span text:style-name="T226">during play</text:span><text:span text:style-name="T215">. </text:span><text:span text:style-name="T221">Items with a </text:span><text:span text:style-name="T222">filled </text:span><text:span text:style-name="T214">● </text:span><text:span text:style-name="T221">are </text:span><text:span text:style-name="T222">free if your playbook contains them.</text:span></text:p>
      <text:p text:style-name="P21"/>
      <text:p text:style-name="P9"><text:span text:style-name="T222">I</text:span><text:span text:style-name="T205">tems prefixed with </text:span><text:span text:style-name="T256">△ </text:span><text:span text:style-name="T257">are bought</text:span><text:span text:style-name="T253"> </text:span><text:span text:style-name="T261">only </text:span><text:span text:style-name="T253">if </text:span><text:span text:style-name="T258">your</text:span><text:span text:style-name="T253"> playbook, </text:span><text:span text:style-name="T260">a move, or the GM</text:span><text:span text:style-name="T253"> says </text:span><text:span text:style-name="T262">you get them</text:span><text:span text:style-name="T253">. They cannot be bought </text:span><text:span text:style-name="T259">otherwise.</text:span></text:p>
      <text:p text:style-name="P4"/>
      <text:p text:style-name="P5"><text:span text:style-name="T225">I</text:span><text:span text:style-name="T219">tems</text:span><text:span text:style-name="T215"> </text:span><text:span text:style-name="T235">with neither</text:span><text:span text:style-name="T215"> </text:span><text:span text:style-name="T256">△, </text:span><text:span text:style-name="T214">○, </text:span><text:span text:style-name="T242">nor</text:span><text:span text:style-name="T223"> </text:span><text:span text:style-name="T214">● </text:span><text:span text:style-name="T215">are </text:span><text:span text:style-name="T220">automatically </text:span><text:span text:style-name="T245">in play</text:span><text:span text:style-name="T215"> if your playbook contains them.</text:span></text:p>
      <text:p text:style-name="P19"/>
      <text:p text:style-name="P6"><text:span text:style-name="T320">Rolling – </text:span><text:span text:style-name="T30">A move may say that you roll dice to find out what happens. </text:span><text:span text:style-name="T22">You’ll always roll 2d6. Depending on the move, you </text:span><text:span text:style-name="T65">might</text:span><text:span text:style-name="T22"> add a modifier—</text:span><text:span text:style-name="T23">often an </text:span><text:span text:style-name="T41">a</text:span><text:span text:style-name="T23">bility</text:span><text:span text:style-name="T22">. </text:span><text:span text:style-name="T74">A move or t</text:span><text:span text:style-name="T22">he GM may also tell you that there’s a penalty or bonus to the roll. </text:span><text:span text:style-name="T36">Sum </text:span><text:span text:style-name="T55">everything </text:span><text:span text:style-name="T37">then</text:span><text:span text:style-name="T36"> </text:span><text:span text:style-name="T39">cap </text:span><text:span text:style-name="T36">at ±3 before </text:span><text:span text:style-name="T49">adding </text:span><text:span text:style-name="T73">it </text:span><text:span text:style-name="T49">to the dice</text:span><text:span text:style-name="T36">.</text:span></text:p>
      <text:p text:style-name="P1"><text:span text:style-name="T22"/></text:p>
      <text:p text:style-name="P1"><text:span text:style-name="T22">T</text:span><text:span text:style-name="T4">he results of a roll </text:span><text:span text:style-name="T25">will be </text:span><text:span text:style-name="T4">one of the following:</text:span></text:p>
      <text:p text:style-name="P28"/>
      <text:p text:style-name="P1"><text:span text:style-name="T209">⚅⚅ </text:span><text:span text:style-name="T4">12+: Crit</text:span><text:span text:style-name="T24">ical Success</text:span></text:p>
      <text:p text:style-name="P1"><text:span text:style-name="T209">⚃⚅ </text:span><text:span text:style-name="T4">10</text:span><text:span text:style-name="T26">-</text:span><text:span text:style-name="T4">11: </text:span><text:span text:style-name="T208">Full Success</text:span></text:p>
      <text:p text:style-name="P1"><text:span text:style-name="T209">⚂⚃ </text:span><text:span text:style-name="T205">7+: Qualified </text:span><text:span text:style-name="T206">S</text:span><text:span text:style-name="T205">uccess</text:span></text:p>
      <text:p text:style-name="P1"><text:span text:style-name="T209">⚀⚀ </text:span><text:span text:style-name="T216">2</text:span><text:span text:style-name="T236">-6: </text:span><text:span text:style-name="T207">Failure</text:span></text:p>
      <text:p text:style-name="P20"/>
      <text:p text:style-name="P15"><text:span text:style-name="T313">C</text:span><text:span text:style-name="T311">locks – </text:span><text:span text:style-name="T253">Clocks are </text:span><text:span text:style-name="T271">an </text:span><text:span text:style-name="T253">abstract representation of tension mounting </text:span><text:span text:style-name="T280">with progress or </text:span><text:span text:style-name="T272">activity </text:span><text:span text:style-name="T280">over tim</text:span><text:span text:style-name="T281">e. </text:span><text:span text:style-name="T273">A clock has a title and some number of ticks between 1 and 8, </text:span><text:span text:style-name="T298">both decided by the GM</text:span><text:span text:style-name="T273">. </text:span><text:span text:style-name="T276">When the last tick is filled</text:span><text:span text:style-name="T275">, </text:span><text:span text:style-name="T284">whatever the title says happens.</text:span></text:p>
      <text:p text:style-name="P24"/>
      <text:p text:style-name="P14"><text:span text:style-name="T277">Usually the title says exactly what’s going to happen. </text:span><text:span text:style-name="T299">but e</text:span><text:span text:style-name="T278">ven if it’s a surprise, </text:span><text:span text:style-name="T283">the title </text:span><text:span text:style-name="T278">should at least </text:span><text:span text:style-name="T283">be </text:span><text:span text:style-name="T278">an opaque reference that folks will understand after the event occurs.</text:span></text:p>
      <text:p text:style-name="P25"/>
      <text:p text:style-name="P16"><text:soft-page-break/><text:span text:style-name="T281">The time a clock represents is highly abstract. It might be a few seconds to blow the vault before the guards arrive. </text:span><text:span text:style-name="T282">O</text:span><text:span text:style-name="T281">r it might be months </text:span><text:span text:style-name="T282">before you’ve completed your dissertation.</text:span></text:p>
      <text:p text:style-name="P69"><text:span text:style-name="T274"/></text:p>
      <text:p text:style-name="P69"><text:span text:style-name="T274">T</text:span><text:span text:style-name="T253">he number of </text:span><text:span text:style-name="T279">ticks in a clock correspond</text:span><text:span text:style-name="T285">s</text:span><text:span text:style-name="T279"> to the abstract </text:span><text:span text:style-name="T301">complexity of the task or process</text:span><text:span text:style-name="T279">. More complicated processes </text:span><text:span text:style-name="T286">just naturally </text:span><text:span text:style-name="T279">take longer coming to fruition. For events truly dependent on the passive passage of time, each tick might represent a fixed interval of time—</text:span><text:span text:style-name="T300">but only for that particular clock.</text:span></text:p>
      <text:p text:style-name="P26"/>
      <text:p text:style-name="P17"><text:span text:style-name="T314">T</text:span><text:span text:style-name="T311">ick a clock –</text:span><text:span text:style-name="T253"> Tick a clock when a move or the GM says to.</text:span></text:p>
      <text:p text:style-name="P38"/>
      <text:p text:style-name="P58"><text:span text:style-name="T190">Resources –</text:span><text:span text:style-name="T170"> </text:span><text:span text:style-name="T171">A r</text:span><text:span text:style-name="T170">esource </text:span><text:span text:style-name="T171">is </text:span><text:span text:style-name="T170">some tracked asset or </text:span><text:span text:style-name="T172">quality</text:span><text:span text:style-name="T170"> </text:span><text:span text:style-name="T90">of your character </text:span><text:span text:style-name="T173">referenced</text:span><text:span text:style-name="T170"> in certain moves. </text:span><text:span text:style-name="T93">S</text:span><text:span text:style-name="T89">ome </text:span><text:span text:style-name="T92">are just </text:span><text:span text:style-name="T94">notes </text:span><text:span text:style-name="T95">you keep</text:span><text:span text:style-name="T89">, </text:span><text:span text:style-name="T93">but </text:span><text:span text:style-name="T89">m</text:span><text:span text:style-name="T88">ost resources are tracked with points. </text:span><text:span text:style-name="T174">Each point of a </text:span><text:span text:style-name="T175">particular r</text:span><text:span text:style-name="T174">esource is represented with a</text:span><text:span text:style-name="T170"> </text:span><text:span text:style-name="T176">▢. </text:span><text:span text:style-name="T177">Some resources come in ranks </text:span><text:span text:style-name="T178">of advancement, </text:span><text:span text:style-name="T179">permitting you to hold more points</text:span><text:span text:style-name="T177">.</text:span></text:p>
      <text:p text:style-name="P22"/>
      <text:p text:style-name="P73"><text:span text:style-name="T75">When you </text:span><text:span text:style-name="T76">restore or </text:span><text:span text:style-name="T75">gain a resource, fill a </text:span><text:span text:style-name="T77">▢. </text:span><text:span text:style-name="T78">You cannot have more of a </text:span><text:span text:style-name="T79">r</text:span><text:span text:style-name="T78">esource than you </text:span><text:span text:style-name="T80">have </text:span><text:span text:style-name="T77">▢ </text:span><text:span text:style-name="T78">for that item. </text:span><text:span text:style-name="T81">If all your </text:span><text:span text:style-name="T77">▢</text:span><text:span text:style-name="T81"> are full when you’re supposed to gain the resource, just don’t fill anything.</text:span></text:p>
      <text:p text:style-name="P22"/>
      <text:p text:style-name="P7"><text:span text:style-name="T218">When you spend or lose a resource, erase a filled </text:span><text:span text:style-name="T217">▢. </text:span><text:span text:style-name="T218">If you don’t have any filled </text:span><text:span text:style-name="T217">▢, </text:span><text:span text:style-name="T218">you cannot spend the resource, </text:span><text:span text:style-name="T227">so you cannot make moves that require you do so</text:span><text:span text:style-name="T218">. </text:span><text:span text:style-name="T247">I</text:span><text:span text:style-name="T243">f you don’t have any filled </text:span><text:span text:style-name="T217">▢, </text:span><text:span text:style-name="T243">and </text:span><text:span text:style-name="T248">a</text:span><text:span text:style-name="T243"> move’</text:span><text:span text:style-name="T248">s effect</text:span><text:span text:style-name="T243"> tells you to lose a resource, just don’t erase anything—any other effects or consequences of the move still happen as normal, though.</text:span></text:p>
      <text:p text:style-name="P29"/>
      <text:p text:style-name="P70"><text:span text:style-name="T167">Abilities –</text:span><text:span text:style-name="T61"> Abilities </text:span><text:span text:style-name="T69">describe proficiency</text:span><text:span text:style-name="T61"> well </text:span><text:span text:style-name="T85">beyond</text:span><text:span text:style-name="T61"> the expectations o</text:span><text:span text:style-name="T56">n</text:span><text:span text:style-name="T61"> a </text:span><text:span text:style-name="T40">random </text:span><text:span text:style-name="T61">human being. They might be skills you’ve developed to professional or exceptional levels, or they might be truly </text:span><text:span text:style-name="T84">e</text:span><text:span text:style-name="T61">xtraordinary or </text:span><text:span text:style-name="T50">supernatural</text:span><text:span text:style-name="T61"> </text:span><text:span text:style-name="T32">techniques</text:span><text:span text:style-name="T61">.</text:span></text:p>
      <text:p text:style-name="P70"><text:span text:style-name="T61"/></text:p>
      <text:p text:style-name="P70"><text:span text:style-name="T21">In short, </text:span><text:span text:style-name="T70">while moves say what </text:span><text:span text:style-name="T83">your goal is </text:span><text:span text:style-name="T86">to solve a </text:span><text:span text:style-name="T87">problem</text:span><text:span text:style-name="T21">, </text:span><text:span text:style-name="T38">a</text:span><text:span text:style-name="T21">bilities describe </text:span><text:span text:style-name="T98">how</text:span><text:span text:style-name="T147"> you </text:span><text:span text:style-name="T165">achieve that goal.</text:span></text:p>
      <text:p text:style-name="P30"/>
      <text:p text:style-name="P2"><text:span text:style-name="T31">When you first </text:span><text:span text:style-name="T51">get</text:span><text:span text:style-name="T31"> an </text:span><text:span text:style-name="T38">a</text:span><text:span text:style-name="T31">bility, it starts at </text:span><text:span text:style-name="T35">+</text:span><text:span text:style-name="T31">0—</text:span><text:span text:style-name="T33">even this </text:span><text:span text:style-name="T4">gives you almost a 60% chance of success. </text:span><text:span text:style-name="T35">Each additional </text:span><text:span text:style-name="T214">○ </text:span><text:span text:style-name="T219">you buy </text:span><text:span text:style-name="T220">gives you another +1 to your modifier. </text:span></text:p>
      <text:p text:style-name="P23"/>
      <text:p text:style-name="P2"><text:span text:style-name="T232">If you haven’t bought an ability, </text:span><text:span text:style-name="T233">but use a move that says to roll with it anyway</text:span><text:span text:style-name="T232">, </text:span><text:span text:style-name="T234">roll with -1.</text:span></text:p>
      <text:p text:style-name="P23"/>
      <text:p text:style-name="P10"><text:span text:style-name="T246">Some abilities have more than 3 </text:span><text:span text:style-name="T214">○ </text:span><text:span text:style-name="T244">available</text:span><text:span text:style-name="T214">. </text:span><text:span text:style-name="T229">Buying </text:span><text:span text:style-name="T246">extra </text:span><text:span text:style-name="T214">○ </text:span><text:span text:style-name="T246">let</text:span><text:span text:style-name="T230">s</text:span><text:span text:style-name="T246"> you soak up penalties to rolls, </text:span><text:span text:style-name="T228">but</text:span><text:span text:style-name="T246"> </text:span><text:span text:style-name="T231">doesn’t </text:span><text:span text:style-name="T246">let you exceed the maximum modifier.</text:span></text:p>
      <text:p text:style-name="P31"/>
      <text:p text:style-name="P11">Status – <text:span text:style-name="T4">A status is a </text:span><text:span text:style-name="T67">short, descriptive phrase describing a </text:span><text:span text:style-name="T4">condition or state that is true; </text:span><text:span text:style-name="T52">potentially about you, anybody else, or even an item or place. </text:span><text:span text:style-name="T53">When a move or the GM says you or something of yours gets a status, write it down. As long as it’s written down, no aspect of the fiction can violate its truth.</text:span></text:p>
      <text:p text:style-name="P32"/>
      <text:p text:style-name="P13"><text:span text:style-name="T53">Y</text:span><text:span text:style-name="T4">ou can have an unlimited number of statuses. Likewise, they are not restricted to a predefined list. </text:span><text:span text:style-name="T71">Write your </text:span><text:span text:style-name="T72">active and permanent </text:span><text:span text:style-name="T71">statuses down in a notebook.</text:span></text:p>
      <text:p text:style-name="P32"/>
      <text:p text:style-name="P12">Remove a status –<text:span text:style-name="T4"> You can </text:span><text:span text:style-name="T68">erase</text:span><text:span text:style-name="T4"> a status when a move or the GM says you can, or when it no longer makes sense for it to be true.</text:span></text:p>
      <text:p text:style-name="P12"/>
      <text:p text:style-name="P39"><text:span text:style-name="T287">Exploit status – </text:span><text:span text:style-name="T288">When you </text:span><text:span text:style-name="T289">make </text:span><text:span text:style-name="T288">a move, </text:span><text:span text:style-name="T290">you can </text:span><text:span text:style-name="T291">describe</text:span><text:span text:style-name="T288"> how you’re capitalizing on a </text:span><text:span text:style-name="T292">status currently in play </text:span><text:span text:style-name="T293">to</text:span><text:span text:style-name="T294"> </text:span><text:span text:style-name="T295">add </text:span><text:span text:style-name="T294">+1 on your move. </text:span><text:span text:style-name="T296">You can only exploit one status in a move.</text:span></text:p>
      <text:p text:style-name="P34"/>
      <text:p text:style-name="P71"><text:span text:style-name="T319">Effect Level – </text:span><text:span text:style-name="T54">When you make a </text:span><text:span text:style-name="T96">some moves</text:span><text:span text:style-name="T54">, before you roll, the GM will tell you what level of effect you can expect to have from </text:span><text:span text:style-name="T212">a </text:span><text:span text:style-name="T209">⚃⚅</text:span><text:span text:style-name="T54">. For instance, you want to </text:span><text:span text:style-name="T102">fuck ‘em up</text:span><text:span text:style-name="T152"> using your 9mm against a battle tank: even if you succeed in making the shot, you’re probably not going to achieve much </text:span><text:span text:style-name="T149">but scratch the paint</text:span><text:span text:style-name="T152">. </text:span><text:span text:style-name="T148">On the other hand, if you’re gunner in the tank, </text:span><text:span text:style-name="T99">fuck ‘em up</text:span><text:span text:style-name="T148"> is gonna be a lot more effective </text:span><text:span text:style-name="T150">in returning fire.</text:span></text:p>
      <text:p text:style-name="P37"/>
      <text:p text:style-name="P37">Effect levels are as follows:</text:p>
      <text:list xml:id="list3899039059" text:style-name="L2">
        <text:list-item>
          <text:p text:style-name="P77"><text:span text:style-name="T115">Zero – your move will have no benefit, even with a </text:span><text:span text:style-name="T254">⚅⚅.</text:span></text:p>
        </text:list-item>
        <text:list-item>
          <text:p text:style-name="P78"><text:span text:style-name="T253">Limited – your move won’t have its usual punch. </text:span><text:span text:style-name="T263">You might do less harm or only partially complete your goal.</text:span></text:p>
        </text:list-item>
        <text:list-item>
          <text:p text:style-name="P78"><text:span text:style-name="T253">Standard – your move </text:span><text:span text:style-name="T255">will do what it says.</text:span></text:p>
        </text:list-item>
        <text:list-item>
          <text:p text:style-name="P79"><text:span text:style-name="T253">Great – your move is really gonna knock ‘em dead. </text:span><text:span text:style-name="T263">You might do more harm or complete your goal very </text:span><text:span text:style-name="T264">efficiently</text:span><text:span text:style-name="T263">.</text:span></text:p>
        </text:list-item>
      </text:list>
      <text:p text:style-name="P80"><text:span text:style-name="T263"/></text:p>
      <text:p text:style-name="P61"><text:span text:style-name="T316">Harm</text:span><text:span text:style-name="T315"> – </text:span><text:span text:style-name="T302">Harm is abstract damage inflicted on a</text:span><text:span text:style-name="T303">n animate creature </text:span><text:span text:style-name="T304">or inanimate object. </text:span><text:span text:style-name="T305">A single injury can do 1-3 harm.</text:span></text:p>
      <text:p text:style-name="P59"><text:span text:style-name="T305"/></text:p>
      <text:p text:style-name="P59"><text:span text:style-name="T306">The scale </text:span><text:span text:style-name="T305">is calibrated </text:span><text:span text:style-name="T306">roughly</text:span><text:span text:style-name="T305"> to the human body. 1 harm </text:span><text:span text:style-name="T307">causes a serious injury. 2 harm causes a life-threatening injury. 3 harm will kill most </text:span><text:span text:style-name="T308">any </text:span><text:span text:style-name="T307">vanilla human instantly.</text:span></text:p>
      <text:p text:style-name="P59"><text:span text:style-name="T307"/></text:p>
      <text:p text:style-name="P60"><text:span text:style-name="T307">W</text:span><text:span text:style-name="T253">hen applied to inanimate objects, just gauge whether the object would be damaged or broken based on common sense. </text:span><text:span text:style-name="T309">Fragile items probably break after 1 harm, but 3 harm will just bounce off a battleship’s armor.</text:span></text:p>
      <text:p text:style-name="P60"><text:span text:style-name="T309"/></text:p>
      <text:p text:style-name="P74"><text:span text:style-name="T1">Basic Moves –</text:span> <text:span text:style-name="T27">Basic </text:span><text:span text:style-name="T28">moves </text:span><text:span text:style-name="T42">share a common </text:span><text:span text:style-name="T43">formula</text:span><text:span text:style-name="T29">. </text:span><text:span text:style-name="T43">Any move listed in your playbook under a Basic Moves heading uses this formula.</text:span></text:p>
      <text:p text:style-name="P64"/>
      <text:p text:style-name="P74"><text:span text:style-name="T29">When you make a basic move, state your goal and describe how you’re achieving it. </text:span><text:span text:style-name="T44">Based on the narrative and your description, t</text:span><text:span text:style-name="T45">he GM will tell you your </text:span><text:span text:style-name="T100">effect level</text:span><text:span text:style-name="T151"> </text:span><text:span text:style-name="T153">and any bonuses or penalties to the roll</text:span><text:span text:style-name="T151">.</text:span><text:span text:style-name="T45"> </text:span><text:span text:style-name="T46">Y</text:span><text:span text:style-name="T45">ou can decide whether </text:span><text:span text:style-name="T47">you want to go for it or amend your plan.</text:span></text:p>
      <text:p text:style-name="P65"/>
      <text:p text:style-name="P74"><text:span text:style-name="T29">If you</text:span><text:span text:style-name="T48">r description </text:span><text:span text:style-name="T63">or a move</text:span><text:span text:style-name="T48"> has you </text:span><text:span text:style-name="T29">making the move using </text:span><text:span text:style-name="T64">an </text:span><text:span text:style-name="T3">a</text:span><text:span text:style-name="T2">bility</text:span><text:span text:style-name="T29"> you’ve got, roll with that. Otherwise roll with </text:span><text:span text:style-name="T2">-1</text:span><text:span text:style-name="T29">.</text:span></text:p>
      <text:p text:style-name="P64"/>
      <text:p text:style-name="P84"><text:span text:style-name="T205">⚅⚅ </text:span><text:span text:style-name="T210">Y</text:span><text:span text:style-name="T205">ou succeed </text:span><text:span text:style-name="T213">stunningly</text:span><text:span text:style-name="T205"> and gain some additional benefit </text:span><text:span text:style-name="T250">that </text:span><text:span text:style-name="T249">the GM will decide.</text:span></text:p>
      <text:p text:style-name="P83"><text:span text:style-name="T209">⚃⚅ </text:span><text:span text:style-name="T210">Y</text:span><text:span text:style-name="T209">ou succeed as </text:span><text:span text:style-name="T211">you’ve </text:span><text:span text:style-name="T209">described.</text:span></text:p>
      <text:p text:style-name="P82"><text:span text:style-name="T205">⚂⚃ </text:span><text:span text:style-name="T210">Y</text:span><text:span text:style-name="T205">ou succeed but there’s some trade-off, consequence, or complication that the GM will decide.</text:span></text:p>
      <text:p text:style-name="P81"><text:span text:style-name="T309">⚀⚀ </text:span><text:span text:style-name="T310">S</text:span><text:span text:style-name="T309">omething didn’t go right. </text:span><text:span text:style-name="T310">It might not be your fault, but you didn’t achieve your g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MT1" style:family="text">
      <style:text-properties officeooo:rsid="0b398af2"/>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20:06:11.356022013</dc:date>
    <meta:editing-duration>P6DT11H50M1S</meta:editing-duration>
    <meta:editing-cycles>2596</meta:editing-cycles>
    <meta:generator>LibreOffice/6.0.7.3$Linux_X86_64 LibreOffice_project/00m0$Build-3</meta:generator>
    <meta:print-date>2021-11-12T06:54:01.935995134</meta:print-date>
    <meta:document-statistic meta:table-count="0" meta:image-count="0" meta:object-count="0" meta:page-count="2" meta:paragraph-count="62" meta:word-count="1967" meta:character-count="10776" meta:non-whitespace-character-count="8853"/>
  </office:meta>
</office:document-meta>
</file>